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Relativ" table:style-name="ta1" table:print="false">
        <office:forms form:automatic-focus="false" form:apply-design-mode="false"/>
        <table:table-column table:style-name="co1" table:number-columns-repeated="256" table:default-cell-style-name="ce2"/>
        <table:table-row table:style-name="ro1">
          <table:table-cell table:style-name="ce1" office:value-type="string">
            <text:p>Buchstabe</text:p>
          </table:table-cell>
          <table:table-cell table:style-name="ce1" office:value-type="string">
            <text:p>Deutsch</text:p>
          </table:table-cell>
          <table:table-cell table:style-name="ce1" office:value-type="string">
            <text:p>Englisch</text:p>
          </table:table-cell>
          <table:table-cell table:style-name="ce1" office:value-type="string">
            <text:p>Französisch</text:p>
          </table:table-cell>
          <table:table-cell table:style-name="ce1" office:value-type="string">
            <text:p>Spanisch</text:p>
          </table:table-cell>
          <table:table-cell table:style-name="ce1" office:value-type="string">
            <text:p>Esperanto</text:p>
          </table:table-cell>
          <table:table-cell table:style-name="ce1" office:value-type="string">
            <text:p>Italienisch</text:p>
          </table:table-cell>
          <table:table-cell table:style-name="ce1" office:value-type="string">
            <text:p>Schwedisch</text:p>
          </table:table-cell>
          <table:table-cell table:style-name="ce1" table:number-columns-repeated="248"/>
        </table:table-row>
        <table:table-row table:style-name="ro1">
          <table:table-cell office:value-type="string">
            <text:p>a</text:p>
          </table:table-cell>
          <table:table-cell table:formula="oooc:= [Prozent.B2] / 100" office:value-type="float" office:value="0.0651">
            <text:p>0,06510</text:p>
          </table:table-cell>
          <table:table-cell table:formula="oooc:= [Prozent.C2] / 100" office:value-type="float" office:value="0.08167">
            <text:p>0,08167</text:p>
          </table:table-cell>
          <table:table-cell table:formula="oooc:= [Prozent.D2] / 100" office:value-type="float" office:value="0.07636">
            <text:p>0,07636</text:p>
          </table:table-cell>
          <table:table-cell table:formula="oooc:= [Prozent.E2] / 100" office:value-type="float" office:value="0.1253">
            <text:p>0,12530</text:p>
          </table:table-cell>
          <table:table-cell table:formula="oooc:= [Prozent.F2] / 100" office:value-type="float" office:value="0.1212">
            <text:p>0,12120</text:p>
          </table:table-cell>
          <table:table-cell table:formula="oooc:= [Prozent.G2] / 100" office:value-type="float" office:value="0.1174">
            <text:p>0,11740</text:p>
          </table:table-cell>
          <table:table-cell table:formula="oooc:= [Prozent.H2] / 100" office:value-type="float" office:value="0.093">
            <text:p>0,09300</text:p>
          </table:table-cell>
          <table:table-cell table:number-columns-repeated="248"/>
        </table:table-row>
        <table:table-row table:style-name="ro1">
          <table:table-cell office:value-type="string">
            <text:p>b</text:p>
          </table:table-cell>
          <table:table-cell table:formula="oooc:= [Prozent.B3] / 100" office:value-type="float" office:value="0.0189">
            <text:p>0,01890</text:p>
          </table:table-cell>
          <table:table-cell table:formula="oooc:= [Prozent.C3] / 100" office:value-type="float" office:value="0.01492">
            <text:p>0,01492</text:p>
          </table:table-cell>
          <table:table-cell table:formula="oooc:= [Prozent.D3] / 100" office:value-type="float" office:value="0.00901">
            <text:p>0,00901</text:p>
          </table:table-cell>
          <table:table-cell table:formula="oooc:= [Prozent.E3] / 100" office:value-type="float" office:value="0.0142">
            <text:p>0,01420</text:p>
          </table:table-cell>
          <table:table-cell table:formula="oooc:= [Prozent.F3] / 100" office:value-type="float" office:value="0.0098">
            <text:p>0,00980</text:p>
          </table:table-cell>
          <table:table-cell table:formula="oooc:= [Prozent.G3] / 100" office:value-type="float" office:value="0.0092">
            <text:p>0,00920</text:p>
          </table:table-cell>
          <table:table-cell table:formula="oooc:= [Prozent.H3] / 100" office:value-type="float" office:value="0.013">
            <text:p>0,01300</text:p>
          </table:table-cell>
          <table:table-cell table:number-columns-repeated="248"/>
        </table:table-row>
        <table:table-row table:style-name="ro1">
          <table:table-cell office:value-type="string">
            <text:p>c</text:p>
          </table:table-cell>
          <table:table-cell table:formula="oooc:= [Prozent.B4] / 100" office:value-type="float" office:value="0.0306">
            <text:p>0,03060</text:p>
          </table:table-cell>
          <table:table-cell table:formula="oooc:= [Prozent.C4] / 100" office:value-type="float" office:value="0.02782">
            <text:p>0,02782</text:p>
          </table:table-cell>
          <table:table-cell table:formula="oooc:= [Prozent.D4] / 100" office:value-type="float" office:value="0.0326">
            <text:p>0,03260</text:p>
          </table:table-cell>
          <table:table-cell table:formula="oooc:= [Prozent.E4] / 100" office:value-type="float" office:value="0.0468">
            <text:p>0,04680</text:p>
          </table:table-cell>
          <table:table-cell table:formula="oooc:= [Prozent.F4] / 100" office:value-type="float" office:value="0.0078">
            <text:p>0,00780</text:p>
          </table:table-cell>
          <table:table-cell table:formula="oooc:= [Prozent.G4] / 100" office:value-type="float" office:value="0.045">
            <text:p>0,04500</text:p>
          </table:table-cell>
          <table:table-cell table:formula="oooc:= [Prozent.H4] / 100" office:value-type="float" office:value="0.013">
            <text:p>0,01300</text:p>
          </table:table-cell>
          <table:table-cell table:number-columns-repeated="248"/>
        </table:table-row>
        <table:table-row table:style-name="ro1">
          <table:table-cell office:value-type="string">
            <text:p>d</text:p>
          </table:table-cell>
          <table:table-cell table:formula="oooc:= [Prozent.B5] / 100" office:value-type="float" office:value="0.0508">
            <text:p>0,05080</text:p>
          </table:table-cell>
          <table:table-cell table:formula="oooc:= [Prozent.C5] / 100" office:value-type="float" office:value="0.04253">
            <text:p>0,04253</text:p>
          </table:table-cell>
          <table:table-cell table:formula="oooc:= [Prozent.D5] / 100" office:value-type="float" office:value="0.03669">
            <text:p>0,03669</text:p>
          </table:table-cell>
          <table:table-cell table:formula="oooc:= [Prozent.E5] / 100" office:value-type="float" office:value="0.0586">
            <text:p>0,05860</text:p>
          </table:table-cell>
          <table:table-cell table:formula="oooc:= [Prozent.F5] / 100" office:value-type="float" office:value="0.0304">
            <text:p>0,03040</text:p>
          </table:table-cell>
          <table:table-cell table:formula="oooc:= [Prozent.G5] / 100" office:value-type="float" office:value="0.0373">
            <text:p>0,03730</text:p>
          </table:table-cell>
          <table:table-cell table:formula="oooc:= [Prozent.H5] / 100" office:value-type="float" office:value="0.045">
            <text:p>0,04500</text:p>
          </table:table-cell>
          <table:table-cell table:number-columns-repeated="248"/>
        </table:table-row>
        <table:table-row table:style-name="ro1">
          <table:table-cell office:value-type="string">
            <text:p>e</text:p>
          </table:table-cell>
          <table:table-cell table:formula="oooc:= [Prozent.B6] / 100" office:value-type="float" office:value="0.174">
            <text:p>0,17400</text:p>
          </table:table-cell>
          <table:table-cell table:formula="oooc:= [Prozent.C6] / 100" office:value-type="float" office:value="0.12702">
            <text:p>0,12702</text:p>
          </table:table-cell>
          <table:table-cell table:formula="oooc:= [Prozent.D6] / 100" office:value-type="float" office:value="0.14715">
            <text:p>0,14715</text:p>
          </table:table-cell>
          <table:table-cell table:formula="oooc:= [Prozent.E6] / 100" office:value-type="float" office:value="0.1368">
            <text:p>0,13680</text:p>
          </table:table-cell>
          <table:table-cell table:formula="oooc:= [Prozent.F6] / 100" office:value-type="float" office:value="0.0899">
            <text:p>0,08990</text:p>
          </table:table-cell>
          <table:table-cell table:formula="oooc:= [Prozent.G6] / 100" office:value-type="float" office:value="0.1179">
            <text:p>0,11790</text:p>
          </table:table-cell>
          <table:table-cell table:formula="oooc:= [Prozent.H6] / 100" office:value-type="float" office:value="0.099">
            <text:p>0,09900</text:p>
          </table:table-cell>
          <table:table-cell table:number-columns-repeated="248"/>
        </table:table-row>
        <table:table-row table:style-name="ro1">
          <table:table-cell office:value-type="string">
            <text:p>f</text:p>
          </table:table-cell>
          <table:table-cell table:formula="oooc:= [Prozent.B7] / 100" office:value-type="float" office:value="0.0166">
            <text:p>0,01660</text:p>
          </table:table-cell>
          <table:table-cell table:formula="oooc:= [Prozent.C7] / 100" office:value-type="float" office:value="0.02228">
            <text:p>0,02228</text:p>
          </table:table-cell>
          <table:table-cell table:formula="oooc:= [Prozent.D7] / 100" office:value-type="float" office:value="0.01066">
            <text:p>0,01066</text:p>
          </table:table-cell>
          <table:table-cell table:formula="oooc:= [Prozent.E7] / 100" office:value-type="float" office:value="0.0069">
            <text:p>0,00690</text:p>
          </table:table-cell>
          <table:table-cell table:formula="oooc:= [Prozent.F7] / 100" office:value-type="float" office:value="0.0103">
            <text:p>0,01030</text:p>
          </table:table-cell>
          <table:table-cell table:formula="oooc:= [Prozent.G7] / 100" office:value-type="float" office:value="0.0095">
            <text:p>0,00950</text:p>
          </table:table-cell>
          <table:table-cell table:formula="oooc:= [Prozent.H7] / 100" office:value-type="float" office:value="0.02">
            <text:p>0,02000</text:p>
          </table:table-cell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table:formula="oooc:= [Prozent.B8] / 100" office:value-type="float" office:value="0.0301">
            <text:p>0,03010</text:p>
          </table:table-cell>
          <table:table-cell table:formula="oooc:= [Prozent.C8] / 100" office:value-type="float" office:value="0.02015">
            <text:p>0,02015</text:p>
          </table:table-cell>
          <table:table-cell table:formula="oooc:= [Prozent.D8] / 100" office:value-type="float" office:value="0.00866">
            <text:p>0,00866</text:p>
          </table:table-cell>
          <table:table-cell table:formula="oooc:= [Prozent.E8] / 100" office:value-type="float" office:value="0.0101">
            <text:p>0,01010</text:p>
          </table:table-cell>
          <table:table-cell table:formula="oooc:= [Prozent.F8] / 100" office:value-type="float" office:value="0.0117">
            <text:p>0,01170</text:p>
          </table:table-cell>
          <table:table-cell table:formula="oooc:= [Prozent.G8] / 100" office:value-type="float" office:value="0.0164">
            <text:p>0,01640</text:p>
          </table:table-cell>
          <table:table-cell table:formula="oooc:= [Prozent.H8] / 100" office:value-type="float" office:value="0.033">
            <text:p>0,03300</text:p>
          </table:table-cell>
          <table:table-cell table:number-columns-repeated="248"/>
        </table:table-row>
        <table:table-row table:style-name="ro1">
          <table:table-cell office:value-type="string">
            <text:p>h</text:p>
          </table:table-cell>
          <table:table-cell table:formula="oooc:= [Prozent.B9] / 100" office:value-type="float" office:value="0.0476">
            <text:p>0,04760</text:p>
          </table:table-cell>
          <table:table-cell table:formula="oooc:= [Prozent.C9] / 100" office:value-type="float" office:value="0.06094">
            <text:p>0,06094</text:p>
          </table:table-cell>
          <table:table-cell table:formula="oooc:= [Prozent.D9] / 100" office:value-type="float" office:value="0.00737">
            <text:p>0,00737</text:p>
          </table:table-cell>
          <table:table-cell table:formula="oooc:= [Prozent.E9] / 100" office:value-type="float" office:value="0.007">
            <text:p>0,00700</text:p>
          </table:table-cell>
          <table:table-cell table:formula="oooc:= [Prozent.F9] / 100" office:value-type="float" office:value="0.0038">
            <text:p>0,00380</text:p>
          </table:table-cell>
          <table:table-cell table:formula="oooc:= [Prozent.G9] / 100" office:value-type="float" office:value="0.0154">
            <text:p>0,01540</text:p>
          </table:table-cell>
          <table:table-cell table:formula="oooc:= [Prozent.H9] / 100" office:value-type="float" office:value="0.021">
            <text:p>0,02100</text:p>
          </table:table-cell>
          <table:table-cell table:number-columns-repeated="248"/>
        </table:table-row>
        <table:table-row table:style-name="ro1">
          <table:table-cell office:value-type="string">
            <text:p>i</text:p>
          </table:table-cell>
          <table:table-cell table:formula="oooc:= [Prozent.B10] / 100" office:value-type="float" office:value="0.0755">
            <text:p>0,07550</text:p>
          </table:table-cell>
          <table:table-cell table:formula="oooc:= [Prozent.C10] / 100" office:value-type="float" office:value="0.06966">
            <text:p>0,06966</text:p>
          </table:table-cell>
          <table:table-cell table:formula="oooc:= [Prozent.D10] / 100" office:value-type="float" office:value="0.07529">
            <text:p>0,07529</text:p>
          </table:table-cell>
          <table:table-cell table:formula="oooc:= [Prozent.E10] / 100" office:value-type="float" office:value="0.0625">
            <text:p>0,06250</text:p>
          </table:table-cell>
          <table:table-cell table:formula="oooc:= [Prozent.F10] / 100" office:value-type="float" office:value="0.1001">
            <text:p>0,10010</text:p>
          </table:table-cell>
          <table:table-cell table:formula="oooc:= [Prozent.G10] / 100" office:value-type="float" office:value="0.1128">
            <text:p>0,11280</text:p>
          </table:table-cell>
          <table:table-cell table:formula="oooc:= [Prozent.H10] / 100" office:value-type="float" office:value="0.051">
            <text:p>0,05100</text:p>
          </table:table-cell>
          <table:table-cell table:number-columns-repeated="248"/>
        </table:table-row>
        <table:table-row table:style-name="ro1">
          <table:table-cell office:value-type="string">
            <text:p>j</text:p>
          </table:table-cell>
          <table:table-cell table:formula="oooc:= [Prozent.B11] / 100" office:value-type="float" office:value="0.0027">
            <text:p>0,00270</text:p>
          </table:table-cell>
          <table:table-cell table:formula="oooc:= [Prozent.C11] / 100" office:value-type="float" office:value="0.00153">
            <text:p>0,00153</text:p>
          </table:table-cell>
          <table:table-cell table:formula="oooc:= [Prozent.D11] / 100" office:value-type="float" office:value="0.00545">
            <text:p>0,00545</text:p>
          </table:table-cell>
          <table:table-cell table:formula="oooc:= [Prozent.E11] / 100" office:value-type="float" office:value="0.0044">
            <text:p>0,00440</text:p>
          </table:table-cell>
          <table:table-cell table:formula="oooc:= [Prozent.F11] / 100" office:value-type="float" office:value="0.035">
            <text:p>0,03500</text:p>
          </table:table-cell>
          <table:table-cell table:formula="oooc:= [Prozent.G11] / 100" office:value-type="float" office:value="0">
            <text:p>0,00000</text:p>
          </table:table-cell>
          <table:table-cell table:formula="oooc:= [Prozent.H11] / 100" office:value-type="float" office:value="0.007">
            <text:p>0,00700</text:p>
          </table:table-cell>
          <table:table-cell table:number-columns-repeated="248"/>
        </table:table-row>
        <table:table-row table:style-name="ro1">
          <table:table-cell office:value-type="string">
            <text:p>k</text:p>
          </table:table-cell>
          <table:table-cell table:formula="oooc:= [Prozent.B12] / 100" office:value-type="float" office:value="0.0121">
            <text:p>0,01210</text:p>
          </table:table-cell>
          <table:table-cell table:formula="oooc:= [Prozent.C12] / 100" office:value-type="float" office:value="0.00772">
            <text:p>0,00772</text:p>
          </table:table-cell>
          <table:table-cell table:formula="oooc:= [Prozent.D12] / 100" office:value-type="float" office:value="0.00049">
            <text:p>0,00049</text:p>
          </table:table-cell>
          <table:table-cell table:formula="oooc:= [Prozent.E12] / 100" office:value-type="float" office:value="0">
            <text:p>0,00000</text:p>
          </table:table-cell>
          <table:table-cell table:formula="oooc:= [Prozent.F12] / 100" office:value-type="float" office:value="0.0416">
            <text:p>0,04160</text:p>
          </table:table-cell>
          <table:table-cell table:formula="oooc:= [Prozent.G12] / 100" office:value-type="float" office:value="0">
            <text:p>0,00000</text:p>
          </table:table-cell>
          <table:table-cell table:formula="oooc:= [Prozent.H12] / 100" office:value-type="float" office:value="0.032">
            <text:p>0,03200</text:p>
          </table:table-cell>
          <table:table-cell table:number-columns-repeated="248"/>
        </table:table-row>
        <table:table-row table:style-name="ro1">
          <table:table-cell office:value-type="string">
            <text:p>l</text:p>
          </table:table-cell>
          <table:table-cell table:formula="oooc:= [Prozent.B13] / 100" office:value-type="float" office:value="0.0344">
            <text:p>0,03440</text:p>
          </table:table-cell>
          <table:table-cell table:formula="oooc:= [Prozent.C13] / 100" office:value-type="float" office:value="0.04025">
            <text:p>0,04025</text:p>
          </table:table-cell>
          <table:table-cell table:formula="oooc:= [Prozent.D13] / 100" office:value-type="float" office:value="0.05456">
            <text:p>0,05456</text:p>
          </table:table-cell>
          <table:table-cell table:formula="oooc:= [Prozent.E13] / 100" office:value-type="float" office:value="0.0497">
            <text:p>0,04970</text:p>
          </table:table-cell>
          <table:table-cell table:formula="oooc:= [Prozent.F13] / 100" office:value-type="float" office:value="0.0614">
            <text:p>0,06140</text:p>
          </table:table-cell>
          <table:table-cell table:formula="oooc:= [Prozent.G13] / 100" office:value-type="float" office:value="0.0651">
            <text:p>0,06510</text:p>
          </table:table-cell>
          <table:table-cell table:formula="oooc:= [Prozent.H13] / 100" office:value-type="float" office:value="0.052">
            <text:p>0,05200</text:p>
          </table:table-cell>
          <table:table-cell table:number-columns-repeated="248"/>
        </table:table-row>
        <table:table-row table:style-name="ro1">
          <table:table-cell office:value-type="string">
            <text:p>m</text:p>
          </table:table-cell>
          <table:table-cell table:formula="oooc:= [Prozent.B14] / 100" office:value-type="float" office:value="0.0253">
            <text:p>0,02530</text:p>
          </table:table-cell>
          <table:table-cell table:formula="oooc:= [Prozent.C14] / 100" office:value-type="float" office:value="0.02406">
            <text:p>0,02406</text:p>
          </table:table-cell>
          <table:table-cell table:formula="oooc:= [Prozent.D14] / 100" office:value-type="float" office:value="0.02968">
            <text:p>0,02968</text:p>
          </table:table-cell>
          <table:table-cell table:formula="oooc:= [Prozent.E14] / 100" office:value-type="float" office:value="0.0315">
            <text:p>0,03150</text:p>
          </table:table-cell>
          <table:table-cell table:formula="oooc:= [Prozent.F14] / 100" office:value-type="float" office:value="0.0299">
            <text:p>0,02990</text:p>
          </table:table-cell>
          <table:table-cell table:formula="oooc:= [Prozent.G14] / 100" office:value-type="float" office:value="0.0251">
            <text:p>0,02510</text:p>
          </table:table-cell>
          <table:table-cell table:formula="oooc:= [Prozent.H14] / 100" office:value-type="float" office:value="0.035">
            <text:p>0,03500</text:p>
          </table:table-cell>
          <table:table-cell table:number-columns-repeated="248"/>
        </table:table-row>
        <table:table-row table:style-name="ro1">
          <table:table-cell office:value-type="string">
            <text:p>n</text:p>
          </table:table-cell>
          <table:table-cell table:formula="oooc:= [Prozent.B15] / 100" office:value-type="float" office:value="0.0978">
            <text:p>0,09780</text:p>
          </table:table-cell>
          <table:table-cell table:formula="oooc:= [Prozent.C15] / 100" office:value-type="float" office:value="0.06749">
            <text:p>0,06749</text:p>
          </table:table-cell>
          <table:table-cell table:formula="oooc:= [Prozent.D15] / 100" office:value-type="float" office:value="0.07095">
            <text:p>0,07095</text:p>
          </table:table-cell>
          <table:table-cell table:formula="oooc:= [Prozent.E15] / 100" office:value-type="float" office:value="0.0671">
            <text:p>0,06710</text:p>
          </table:table-cell>
          <table:table-cell table:formula="oooc:= [Prozent.F15] / 100" office:value-type="float" office:value="0.0796">
            <text:p>0,07960</text:p>
          </table:table-cell>
          <table:table-cell table:formula="oooc:= [Prozent.G15] / 100" office:value-type="float" office:value="0.0688">
            <text:p>0,06880</text:p>
          </table:table-cell>
          <table:table-cell table:formula="oooc:= [Prozent.H15] / 100" office:value-type="float" office:value="0.088">
            <text:p>0,08800</text:p>
          </table:table-cell>
          <table:table-cell table:number-columns-repeated="248"/>
        </table:table-row>
        <table:table-row table:style-name="ro1">
          <table:table-cell office:value-type="string">
            <text:p>o</text:p>
          </table:table-cell>
          <table:table-cell table:formula="oooc:= [Prozent.B16] / 100" office:value-type="float" office:value="0.0251">
            <text:p>0,02510</text:p>
          </table:table-cell>
          <table:table-cell table:formula="oooc:= [Prozent.C16] / 100" office:value-type="float" office:value="0.07507">
            <text:p>0,07507</text:p>
          </table:table-cell>
          <table:table-cell table:formula="oooc:= [Prozent.D16] / 100" office:value-type="float" office:value="0.05378">
            <text:p>0,05378</text:p>
          </table:table-cell>
          <table:table-cell table:formula="oooc:= [Prozent.E16] / 100" office:value-type="float" office:value="0.0868">
            <text:p>0,08680</text:p>
          </table:table-cell>
          <table:table-cell table:formula="oooc:= [Prozent.F16] / 100" office:value-type="float" office:value="0.0878">
            <text:p>0,08780</text:p>
          </table:table-cell>
          <table:table-cell table:formula="oooc:= [Prozent.G16] / 100" office:value-type="float" office:value="0.0983">
            <text:p>0,09830</text:p>
          </table:table-cell>
          <table:table-cell table:formula="oooc:= [Prozent.H16] / 100" office:value-type="float" office:value="0.041">
            <text:p>0,04100</text:p>
          </table:table-cell>
          <table:table-cell table:number-columns-repeated="248"/>
        </table:table-row>
        <table:table-row table:style-name="ro1">
          <table:table-cell office:value-type="string">
            <text:p>p</text:p>
          </table:table-cell>
          <table:table-cell table:formula="oooc:= [Prozent.B17] / 100" office:value-type="float" office:value="0.0079">
            <text:p>0,00790</text:p>
          </table:table-cell>
          <table:table-cell table:formula="oooc:= [Prozent.C17] / 100" office:value-type="float" office:value="0.01929">
            <text:p>0,01929</text:p>
          </table:table-cell>
          <table:table-cell table:formula="oooc:= [Prozent.D17] / 100" office:value-type="float" office:value="0.03021">
            <text:p>0,03021</text:p>
          </table:table-cell>
          <table:table-cell table:formula="oooc:= [Prozent.E17] / 100" office:value-type="float" office:value="0.0251">
            <text:p>0,02510</text:p>
          </table:table-cell>
          <table:table-cell table:formula="oooc:= [Prozent.F17] / 100" office:value-type="float" office:value="0.0274">
            <text:p>0,02740</text:p>
          </table:table-cell>
          <table:table-cell table:formula="oooc:= [Prozent.G17] / 100" office:value-type="float" office:value="0.0305">
            <text:p>0,03050</text:p>
          </table:table-cell>
          <table:table-cell table:formula="oooc:= [Prozent.H17] / 100" office:value-type="float" office:value="0.017">
            <text:p>0,01700</text:p>
          </table:table-cell>
          <table:table-cell table:number-columns-repeated="248"/>
        </table:table-row>
        <table:table-row table:style-name="ro1">
          <table:table-cell office:value-type="string">
            <text:p>q</text:p>
          </table:table-cell>
          <table:table-cell table:formula="oooc:= [Prozent.B18] / 100" office:value-type="float" office:value="0.0002">
            <text:p>0,00020</text:p>
          </table:table-cell>
          <table:table-cell table:formula="oooc:= [Prozent.C18] / 100" office:value-type="float" office:value="0.00095">
            <text:p>0,00095</text:p>
          </table:table-cell>
          <table:table-cell table:formula="oooc:= [Prozent.D18] / 100" office:value-type="float" office:value="0.01362">
            <text:p>0,01362</text:p>
          </table:table-cell>
          <table:table-cell table:formula="oooc:= [Prozent.E18] / 100" office:value-type="float" office:value="0.0088">
            <text:p>0,00880</text:p>
          </table:table-cell>
          <table:table-cell table:formula="oooc:= [Prozent.F18] / 100" office:value-type="float" office:value="0">
            <text:p>0,00000</text:p>
          </table:table-cell>
          <table:table-cell table:formula="oooc:= [Prozent.G18] / 100" office:value-type="float" office:value="0.0051">
            <text:p>0,00510</text:p>
          </table:table-cell>
          <table:table-cell table:formula="oooc:= [Prozent.H18] / 100" office:value-type="float" office:value="0.00007">
            <text:p>0,00007</text:p>
          </table:table-cell>
          <table:table-cell table:number-columns-repeated="248"/>
        </table:table-row>
        <table:table-row table:style-name="ro1">
          <table:table-cell office:value-type="string">
            <text:p>r</text:p>
          </table:table-cell>
          <table:table-cell table:formula="oooc:= [Prozent.B19] / 100" office:value-type="float" office:value="0.07">
            <text:p>0,07000</text:p>
          </table:table-cell>
          <table:table-cell table:formula="oooc:= [Prozent.C19] / 100" office:value-type="float" office:value="0.05987">
            <text:p>0,05987</text:p>
          </table:table-cell>
          <table:table-cell table:formula="oooc:= [Prozent.D19] / 100" office:value-type="float" office:value="0.06553">
            <text:p>0,06553</text:p>
          </table:table-cell>
          <table:table-cell table:formula="oooc:= [Prozent.E19] / 100" office:value-type="float" office:value="0.0687">
            <text:p>0,06870</text:p>
          </table:table-cell>
          <table:table-cell table:formula="oooc:= [Prozent.F19] / 100" office:value-type="float" office:value="0.0591">
            <text:p>0,05910</text:p>
          </table:table-cell>
          <table:table-cell table:formula="oooc:= [Prozent.G19] / 100" office:value-type="float" office:value="0.0637">
            <text:p>0,06370</text:p>
          </table:table-cell>
          <table:table-cell table:formula="oooc:= [Prozent.H19] / 100" office:value-type="float" office:value="0.083">
            <text:p>0,08300</text:p>
          </table:table-cell>
          <table:table-cell table:number-columns-repeated="248"/>
        </table:table-row>
        <table:table-row table:style-name="ro1">
          <table:table-cell office:value-type="string">
            <text:p>s</text:p>
          </table:table-cell>
          <table:table-cell table:formula="oooc:= [Prozent.B20] / 100" office:value-type="float" office:value="0.0727">
            <text:p>0,07270</text:p>
          </table:table-cell>
          <table:table-cell table:formula="oooc:= [Prozent.C20] / 100" office:value-type="float" office:value="0.06327">
            <text:p>0,06327</text:p>
          </table:table-cell>
          <table:table-cell table:formula="oooc:= [Prozent.D20] / 100" office:value-type="float" office:value="0.07948">
            <text:p>0,07948</text:p>
          </table:table-cell>
          <table:table-cell table:formula="oooc:= [Prozent.E20] / 100" office:value-type="float" office:value="0.0798">
            <text:p>0,07980</text:p>
          </table:table-cell>
          <table:table-cell table:formula="oooc:= [Prozent.F20] / 100" office:value-type="float" office:value="0.0609">
            <text:p>0,06090</text:p>
          </table:table-cell>
          <table:table-cell table:formula="oooc:= [Prozent.G20] / 100" office:value-type="float" office:value="0.0498">
            <text:p>0,04980</text:p>
          </table:table-cell>
          <table:table-cell table:formula="oooc:= [Prozent.H20] / 100" office:value-type="float" office:value="0.063">
            <text:p>0,06300</text:p>
          </table:table-cell>
          <table:table-cell table:number-columns-repeated="248"/>
        </table:table-row>
        <table:table-row table:style-name="ro1">
          <table:table-cell office:value-type="string">
            <text:p>t</text:p>
          </table:table-cell>
          <table:table-cell table:formula="oooc:= [Prozent.B21] / 100" office:value-type="float" office:value="0.0615">
            <text:p>0,06150</text:p>
          </table:table-cell>
          <table:table-cell table:formula="oooc:= [Prozent.C21] / 100" office:value-type="float" office:value="0.09056">
            <text:p>0,09056</text:p>
          </table:table-cell>
          <table:table-cell table:formula="oooc:= [Prozent.D21] / 100" office:value-type="float" office:value="0.07244">
            <text:p>0,07244</text:p>
          </table:table-cell>
          <table:table-cell table:formula="oooc:= [Prozent.E21] / 100" office:value-type="float" office:value="0.0463">
            <text:p>0,04630</text:p>
          </table:table-cell>
          <table:table-cell table:formula="oooc:= [Prozent.F21] / 100" office:value-type="float" office:value="0.0527">
            <text:p>0,05270</text:p>
          </table:table-cell>
          <table:table-cell table:formula="oooc:= [Prozent.G21] / 100" office:value-type="float" office:value="0.0562">
            <text:p>0,05620</text:p>
          </table:table-cell>
          <table:table-cell table:formula="oooc:= [Prozent.H21] / 100" office:value-type="float" office:value="0.087">
            <text:p>0,08700</text:p>
          </table:table-cell>
          <table:table-cell table:number-columns-repeated="248"/>
        </table:table-row>
        <table:table-row table:style-name="ro1">
          <table:table-cell office:value-type="string">
            <text:p>u</text:p>
          </table:table-cell>
          <table:table-cell table:formula="oooc:= [Prozent.B22] / 100" office:value-type="float" office:value="0.0435">
            <text:p>0,04350</text:p>
          </table:table-cell>
          <table:table-cell table:formula="oooc:= [Prozent.C22] / 100" office:value-type="float" office:value="0.02758">
            <text:p>0,02758</text:p>
          </table:table-cell>
          <table:table-cell table:formula="oooc:= [Prozent.D22] / 100" office:value-type="float" office:value="0.06311">
            <text:p>0,06311</text:p>
          </table:table-cell>
          <table:table-cell table:formula="oooc:= [Prozent.E22] / 100" office:value-type="float" office:value="0.0393">
            <text:p>0,03930</text:p>
          </table:table-cell>
          <table:table-cell table:formula="oooc:= [Prozent.F22] / 100" office:value-type="float" office:value="0.0318">
            <text:p>0,03180</text:p>
          </table:table-cell>
          <table:table-cell table:formula="oooc:= [Prozent.G22] / 100" office:value-type="float" office:value="0.0301">
            <text:p>0,03010</text:p>
          </table:table-cell>
          <table:table-cell table:formula="oooc:= [Prozent.H22] / 100" office:value-type="float" office:value="0.018">
            <text:p>0,01800</text:p>
          </table:table-cell>
          <table:table-cell table:number-columns-repeated="248"/>
        </table:table-row>
        <table:table-row table:style-name="ro1">
          <table:table-cell office:value-type="string">
            <text:p>v</text:p>
          </table:table-cell>
          <table:table-cell table:formula="oooc:= [Prozent.B23] / 100" office:value-type="float" office:value="0.0067">
            <text:p>0,00670</text:p>
          </table:table-cell>
          <table:table-cell table:formula="oooc:= [Prozent.C23] / 100" office:value-type="float" office:value="0.00978">
            <text:p>0,00978</text:p>
          </table:table-cell>
          <table:table-cell table:formula="oooc:= [Prozent.D23] / 100" office:value-type="float" office:value="0.01628">
            <text:p>0,01628</text:p>
          </table:table-cell>
          <table:table-cell table:formula="oooc:= [Prozent.E23] / 100" office:value-type="float" office:value="0.009">
            <text:p>0,00900</text:p>
          </table:table-cell>
          <table:table-cell table:formula="oooc:= [Prozent.F23] / 100" office:value-type="float" office:value="0.019">
            <text:p>0,01900</text:p>
          </table:table-cell>
          <table:table-cell table:formula="oooc:= [Prozent.G23] / 100" office:value-type="float" office:value="0.021">
            <text:p>0,02100</text:p>
          </table:table-cell>
          <table:table-cell table:formula="oooc:= [Prozent.H23] / 100" office:value-type="float" office:value="0.024">
            <text:p>0,02400</text:p>
          </table:table-cell>
          <table:table-cell table:number-columns-repeated="248"/>
        </table:table-row>
        <table:table-row table:style-name="ro1">
          <table:table-cell office:value-type="string">
            <text:p>w</text:p>
          </table:table-cell>
          <table:table-cell table:formula="oooc:= [Prozent.B24] / 100" office:value-type="float" office:value="0.0189">
            <text:p>0,01890</text:p>
          </table:table-cell>
          <table:table-cell table:formula="oooc:= [Prozent.C24] / 100" office:value-type="float" office:value="0.0236">
            <text:p>0,02360</text:p>
          </table:table-cell>
          <table:table-cell table:formula="oooc:= [Prozent.D24] / 100" office:value-type="float" office:value="0.00114">
            <text:p>0,00114</text:p>
          </table:table-cell>
          <table:table-cell table:formula="oooc:= [Prozent.E24] / 100" office:value-type="float" office:value="0.0002">
            <text:p>0,00020</text:p>
          </table:table-cell>
          <table:table-cell table:formula="oooc:= [Prozent.F24] / 100" office:value-type="float" office:value="0">
            <text:p>0,00000</text:p>
          </table:table-cell>
          <table:table-cell table:formula="oooc:= [Prozent.G24] / 100" office:value-type="float" office:value="0">
            <text:p>0,00000</text:p>
          </table:table-cell>
          <table:table-cell table:formula="oooc:= [Prozent.H24] / 100" office:value-type="float" office:value="0.0003">
            <text:p>0,00030</text:p>
          </table:table-cell>
          <table:table-cell table:number-columns-repeated="248"/>
        </table:table-row>
        <table:table-row table:style-name="ro1">
          <table:table-cell office:value-type="string">
            <text:p>x</text:p>
          </table:table-cell>
          <table:table-cell table:formula="oooc:= [Prozent.B25] / 100" office:value-type="float" office:value="0.0003">
            <text:p>0,00030</text:p>
          </table:table-cell>
          <table:table-cell table:formula="oooc:= [Prozent.C25] / 100" office:value-type="float" office:value="0.0015">
            <text:p>0,00150</text:p>
          </table:table-cell>
          <table:table-cell table:formula="oooc:= [Prozent.D25] / 100" office:value-type="float" office:value="0.00387">
            <text:p>0,00387</text:p>
          </table:table-cell>
          <table:table-cell table:formula="oooc:= [Prozent.E25] / 100" office:value-type="float" office:value="0.0022">
            <text:p>0,00220</text:p>
          </table:table-cell>
          <table:table-cell table:formula="oooc:= [Prozent.F25] / 100" office:value-type="float" office:value="0">
            <text:p>0,00000</text:p>
          </table:table-cell>
          <table:table-cell table:formula="oooc:= [Prozent.G25] / 100" office:value-type="float" office:value="0">
            <text:p>0,00000</text:p>
          </table:table-cell>
          <table:table-cell table:formula="oooc:= [Prozent.H25] / 100" office:value-type="float" office:value="0.001">
            <text:p>0,00100</text:p>
          </table:table-cell>
          <table:table-cell table:number-columns-repeated="248"/>
        </table:table-row>
        <table:table-row table:style-name="ro1">
          <table:table-cell office:value-type="string">
            <text:p>y</text:p>
          </table:table-cell>
          <table:table-cell table:formula="oooc:= [Prozent.B26] / 100" office:value-type="float" office:value="0.0004">
            <text:p>0,00040</text:p>
          </table:table-cell>
          <table:table-cell table:formula="oooc:= [Prozent.C26] / 100" office:value-type="float" office:value="0.01974">
            <text:p>0,01974</text:p>
          </table:table-cell>
          <table:table-cell table:formula="oooc:= [Prozent.D26] / 100" office:value-type="float" office:value="0.00308">
            <text:p>0,00308</text:p>
          </table:table-cell>
          <table:table-cell table:formula="oooc:= [Prozent.E26] / 100" office:value-type="float" office:value="0.009">
            <text:p>0,00900</text:p>
          </table:table-cell>
          <table:table-cell table:formula="oooc:= [Prozent.F26] / 100" office:value-type="float" office:value="0">
            <text:p>0,00000</text:p>
          </table:table-cell>
          <table:table-cell table:formula="oooc:= [Prozent.G26] / 100" office:value-type="float" office:value="0">
            <text:p>0,00000</text:p>
          </table:table-cell>
          <table:table-cell table:formula="oooc:= [Prozent.H26] / 100" office:value-type="float" office:value="0.006">
            <text:p>0,00600</text:p>
          </table:table-cell>
          <table:table-cell table:number-columns-repeated="248"/>
        </table:table-row>
        <table:table-row table:style-name="ro1">
          <table:table-cell office:value-type="string">
            <text:p>z</text:p>
          </table:table-cell>
          <table:table-cell table:formula="oooc:= [Prozent.B27] / 100" office:value-type="float" office:value="0.0113">
            <text:p>0,01130</text:p>
          </table:table-cell>
          <table:table-cell table:formula="oooc:= [Prozent.C27] / 100" office:value-type="float" office:value="0.00074">
            <text:p>0,00074</text:p>
          </table:table-cell>
          <table:table-cell table:formula="oooc:= [Prozent.D27] / 100" office:value-type="float" office:value="0.00136">
            <text:p>0,00136</text:p>
          </table:table-cell>
          <table:table-cell table:formula="oooc:= [Prozent.E27] / 100" office:value-type="float" office:value="0.0052">
            <text:p>0,00520</text:p>
          </table:table-cell>
          <table:table-cell table:formula="oooc:= [Prozent.F27] / 100" office:value-type="float" office:value="0.005">
            <text:p>0,00500</text:p>
          </table:table-cell>
          <table:table-cell table:formula="oooc:= [Prozent.G27] / 100" office:value-type="float" office:value="0.0049">
            <text:p>0,00490</text:p>
          </table:table-cell>
          <table:table-cell table:formula="oooc:= [Prozent.H27] / 100" office:value-type="float" office:value="0.0002">
            <text:p>0,00020</text:p>
          </table:table-cell>
          <table:table-cell table:number-columns-repeated="248"/>
        </table:table-row>
        <table:table-row table:style-name="ro1">
          <table:table-cell office:value-type="string">
            <text:p>œ</text:p>
          </table:table-cell>
          <table:table-cell table:formula="oooc:= [Prozent.B28] / 100" office:value-type="float" office:value="0">
            <text:p>0,00000</text:p>
          </table:table-cell>
          <table:table-cell table:formula="oooc:= [Prozent.C28] / 100" office:value-type="float" office:value="0">
            <text:p>0,00000</text:p>
          </table:table-cell>
          <table:table-cell table:formula="oooc:= [Prozent.D28] / 100" office:value-type="float" office:value="0.00018">
            <text:p>0,00018</text:p>
          </table:table-cell>
          <table:table-cell table:formula="oooc:= [Prozent.E28] / 100" office:value-type="float" office:value="0">
            <text:p>0,00000</text:p>
          </table:table-cell>
          <table:table-cell table:formula="oooc:= [Prozent.F28] / 100" office:value-type="float" office:value="0">
            <text:p>0,00000</text:p>
          </table:table-cell>
          <table:table-cell table:formula="oooc:= [Prozent.G28] / 100" office:value-type="float" office:value="0">
            <text:p>0,00000</text:p>
          </table:table-cell>
          <table:table-cell table:formula="oooc:= [Prozent.H28] / 100" office:value-type="float" office:value="0">
            <text:p>0,00000</text:p>
          </table:table-cell>
          <table:table-cell table:number-columns-repeated="248"/>
        </table:table-row>
        <table:table-row table:style-name="ro1">
          <table:table-cell office:value-type="string">
            <text:p>ß</text:p>
          </table:table-cell>
          <table:table-cell table:formula="oooc:= [Prozent.B29] / 100" office:value-type="float" office:value="0.0031">
            <text:p>0,00310</text:p>
          </table:table-cell>
          <table:table-cell table:formula="oooc:= [Prozent.C29] / 100" office:value-type="float" office:value="0">
            <text:p>0,00000</text:p>
          </table:table-cell>
          <table:table-cell table:formula="oooc:= [Prozent.D29] / 100" office:value-type="float" office:value="0">
            <text:p>0,00000</text:p>
          </table:table-cell>
          <table:table-cell table:formula="oooc:= [Prozent.E29] / 100" office:value-type="float" office:value="0">
            <text:p>0,00000</text:p>
          </table:table-cell>
          <table:table-cell table:formula="oooc:= [Prozent.F29] / 100" office:value-type="float" office:value="0">
            <text:p>0,00000</text:p>
          </table:table-cell>
          <table:table-cell table:formula="oooc:= [Prozent.G29] / 100" office:value-type="float" office:value="0">
            <text:p>0,00000</text:p>
          </table:table-cell>
          <table:table-cell table:formula="oooc:= [Prozent.H29] / 100" office:value-type="float" office:value="0">
            <text:p>0,00000</text:p>
          </table:table-cell>
          <table:table-cell table:number-columns-repeated="248"/>
        </table:table-row>
        <table:table-row table:style-name="ro1">
          <table:table-cell office:value-type="string">
            <text:p>à</text:p>
          </table:table-cell>
          <table:table-cell table:formula="oooc:= [Prozent.B30] / 100" office:value-type="float" office:value="0">
            <text:p>0,00000</text:p>
          </table:table-cell>
          <table:table-cell table:formula="oooc:= [Prozent.C30] / 100" office:value-type="float" office:value="0">
            <text:p>0,00000</text:p>
          </table:table-cell>
          <table:table-cell table:formula="oooc:= [Prozent.D30] / 100" office:value-type="float" office:value="0.00486">
            <text:p>0,00486</text:p>
          </table:table-cell>
          <table:table-cell table:formula="oooc:= [Prozent.E30] / 100" office:value-type="float" office:value="0">
            <text:p>0,00000</text:p>
          </table:table-cell>
          <table:table-cell table:formula="oooc:= [Prozent.F30] / 100" office:value-type="float" office:value="0">
            <text:p>0,00000</text:p>
          </table:table-cell>
          <table:table-cell table:formula="oooc:= [Prozent.G30] / 100" office:value-type="float" office:value="0">
            <text:p>0,00000</text:p>
          </table:table-cell>
          <table:table-cell table:formula="oooc:= [Prozent.H30] / 100" office:value-type="float" office:value="0">
            <text:p>0,00000</text:p>
          </table:table-cell>
          <table:table-cell table:number-columns-repeated="248"/>
        </table:table-row>
        <table:table-row table:style-name="ro1">
          <table:table-cell office:value-type="string">
            <text:p>ç</text:p>
          </table:table-cell>
          <table:table-cell table:formula="oooc:= [Prozent.B31] / 100" office:value-type="float" office:value="0">
            <text:p>0,00000</text:p>
          </table:table-cell>
          <table:table-cell table:formula="oooc:= [Prozent.C31] / 100" office:value-type="float" office:value="0">
            <text:p>0,00000</text:p>
          </table:table-cell>
          <table:table-cell table:formula="oooc:= [Prozent.D31] / 100" office:value-type="float" office:value="0.00085">
            <text:p>0,00085</text:p>
          </table:table-cell>
          <table:table-cell table:formula="oooc:= [Prozent.E31] / 100" office:value-type="float" office:value="0">
            <text:p>0,00000</text:p>
          </table:table-cell>
          <table:table-cell table:formula="oooc:= [Prozent.F31] / 100" office:value-type="float" office:value="0">
            <text:p>0,00000</text:p>
          </table:table-cell>
          <table:table-cell table:formula="oooc:= [Prozent.G31] / 100" office:value-type="float" office:value="0">
            <text:p>0,00000</text:p>
          </table:table-cell>
          <table:table-cell table:formula="oooc:= [Prozent.H31] / 100" office:value-type="float" office:value="0">
            <text:p>0,00000</text:p>
          </table:table-cell>
          <table:table-cell table:number-columns-repeated="248"/>
        </table:table-row>
        <table:table-row table:style-name="ro1">
          <table:table-cell office:value-type="string">
            <text:p>ĉ</text:p>
          </table:table-cell>
          <table:table-cell table:formula="oooc:= [Prozent.B32] / 100" office:value-type="float" office:value="0">
            <text:p>0,00000</text:p>
          </table:table-cell>
          <table:table-cell table:formula="oooc:= [Prozent.C32] / 100" office:value-type="float" office:value="0">
            <text:p>0,00000</text:p>
          </table:table-cell>
          <table:table-cell table:formula="oooc:= [Prozent.D32] / 100" office:value-type="float" office:value="0">
            <text:p>0,00000</text:p>
          </table:table-cell>
          <table:table-cell table:formula="oooc:= [Prozent.E32] / 100" office:value-type="float" office:value="0">
            <text:p>0,00000</text:p>
          </table:table-cell>
          <table:table-cell table:formula="oooc:= [Prozent.F32] / 100" office:value-type="float" office:value="0.0066">
            <text:p>0,00660</text:p>
          </table:table-cell>
          <table:table-cell table:formula="oooc:= [Prozent.G32] / 100" office:value-type="float" office:value="0">
            <text:p>0,00000</text:p>
          </table:table-cell>
          <table:table-cell table:formula="oooc:= [Prozent.H32] / 100" office:value-type="float" office:value="0">
            <text:p>0,00000</text:p>
          </table:table-cell>
          <table:table-cell table:number-columns-repeated="248"/>
        </table:table-row>
        <table:table-row table:style-name="ro1">
          <table:table-cell office:value-type="string">
            <text:p>è</text:p>
          </table:table-cell>
          <table:table-cell table:formula="oooc:= [Prozent.B33] / 100" office:value-type="float" office:value="0">
            <text:p>0,00000</text:p>
          </table:table-cell>
          <table:table-cell table:formula="oooc:= [Prozent.C33] / 100" office:value-type="float" office:value="0">
            <text:p>0,00000</text:p>
          </table:table-cell>
          <table:table-cell table:formula="oooc:= [Prozent.D33] / 100" office:value-type="float" office:value="0.00271">
            <text:p>0,00271</text:p>
          </table:table-cell>
          <table:table-cell table:formula="oooc:= [Prozent.E33] / 100" office:value-type="float" office:value="0">
            <text:p>0,00000</text:p>
          </table:table-cell>
          <table:table-cell table:formula="oooc:= [Prozent.F33] / 100" office:value-type="float" office:value="0">
            <text:p>0,00000</text:p>
          </table:table-cell>
          <table:table-cell table:formula="oooc:= [Prozent.G33] / 100" office:value-type="float" office:value="0">
            <text:p>0,00000</text:p>
          </table:table-cell>
          <table:table-cell table:formula="oooc:= [Prozent.H33] / 100" office:value-type="float" office:value="0">
            <text:p>0,00000</text:p>
          </table:table-cell>
          <table:table-cell table:number-columns-repeated="248"/>
        </table:table-row>
        <table:table-row table:style-name="ro1">
          <table:table-cell office:value-type="string">
            <text:p>é</text:p>
          </table:table-cell>
          <table:table-cell table:formula="oooc:= [Prozent.B34] / 100" office:value-type="float" office:value="0">
            <text:p>0,00000</text:p>
          </table:table-cell>
          <table:table-cell table:formula="oooc:= [Prozent.C34] / 100" office:value-type="float" office:value="0">
            <text:p>0,00000</text:p>
          </table:table-cell>
          <table:table-cell table:formula="oooc:= [Prozent.D34] / 100" office:value-type="float" office:value="0.01904">
            <text:p>0,01904</text:p>
          </table:table-cell>
          <table:table-cell table:formula="oooc:= [Prozent.E34] / 100" office:value-type="float" office:value="0">
            <text:p>0,00000</text:p>
          </table:table-cell>
          <table:table-cell table:formula="oooc:= [Prozent.F34] / 100" office:value-type="float" office:value="0">
            <text:p>0,00000</text:p>
          </table:table-cell>
          <table:table-cell table:formula="oooc:= [Prozent.G34] / 100" office:value-type="float" office:value="0">
            <text:p>0,00000</text:p>
          </table:table-cell>
          <table:table-cell table:formula="oooc:= [Prozent.H34] / 100" office:value-type="float" office:value="0">
            <text:p>0,00000</text:p>
          </table:table-cell>
          <table:table-cell table:number-columns-repeated="248"/>
        </table:table-row>
        <table:table-row table:style-name="ro1">
          <table:table-cell office:value-type="string">
            <text:p>ê</text:p>
          </table:table-cell>
          <table:table-cell table:formula="oooc:= [Prozent.B35] / 100" office:value-type="float" office:value="0">
            <text:p>0,00000</text:p>
          </table:table-cell>
          <table:table-cell table:formula="oooc:= [Prozent.C35] / 100" office:value-type="float" office:value="0">
            <text:p>0,00000</text:p>
          </table:table-cell>
          <table:table-cell table:formula="oooc:= [Prozent.D35] / 100" office:value-type="float" office:value="0.00225">
            <text:p>0,00225</text:p>
          </table:table-cell>
          <table:table-cell table:formula="oooc:= [Prozent.E35] / 100" office:value-type="float" office:value="0">
            <text:p>0,00000</text:p>
          </table:table-cell>
          <table:table-cell table:formula="oooc:= [Prozent.F35] / 100" office:value-type="float" office:value="0">
            <text:p>0,00000</text:p>
          </table:table-cell>
          <table:table-cell table:formula="oooc:= [Prozent.G35] / 100" office:value-type="float" office:value="0">
            <text:p>0,00000</text:p>
          </table:table-cell>
          <table:table-cell table:formula="oooc:= [Prozent.H35] / 100" office:value-type="float" office:value="0">
            <text:p>0,00000</text:p>
          </table:table-cell>
          <table:table-cell table:number-columns-repeated="248"/>
        </table:table-row>
        <table:table-row table:style-name="ro1">
          <table:table-cell office:value-type="string">
            <text:p>ë</text:p>
          </table:table-cell>
          <table:table-cell table:formula="oooc:= [Prozent.B36] / 100" office:value-type="float" office:value="0">
            <text:p>0,00000</text:p>
          </table:table-cell>
          <table:table-cell table:formula="oooc:= [Prozent.C36] / 100" office:value-type="float" office:value="0">
            <text:p>0,00000</text:p>
          </table:table-cell>
          <table:table-cell table:formula="oooc:= [Prozent.D36] / 100" office:value-type="float" office:value="0">
            <text:p>0,00000</text:p>
          </table:table-cell>
          <table:table-cell table:formula="oooc:= [Prozent.E36] / 100" office:value-type="float" office:value="0">
            <text:p>0,00000</text:p>
          </table:table-cell>
          <table:table-cell table:formula="oooc:= [Prozent.F36] / 100" office:value-type="float" office:value="0">
            <text:p>0,00000</text:p>
          </table:table-cell>
          <table:table-cell table:formula="oooc:= [Prozent.G36] / 100" office:value-type="float" office:value="0">
            <text:p>0,00000</text:p>
          </table:table-cell>
          <table:table-cell table:formula="oooc:= [Prozent.H36] / 100" office:value-type="float" office:value="0">
            <text:p>0,00000</text:p>
          </table:table-cell>
          <table:table-cell table:number-columns-repeated="248"/>
        </table:table-row>
        <table:table-row table:style-name="ro1">
          <table:table-cell office:value-type="string">
            <text:p>ĝ</text:p>
          </table:table-cell>
          <table:table-cell table:formula="oooc:= [Prozent.B37] / 100" office:value-type="float" office:value="0">
            <text:p>0,00000</text:p>
          </table:table-cell>
          <table:table-cell table:formula="oooc:= [Prozent.C37] / 100" office:value-type="float" office:value="0">
            <text:p>0,00000</text:p>
          </table:table-cell>
          <table:table-cell table:formula="oooc:= [Prozent.D37] / 100" office:value-type="float" office:value="0">
            <text:p>0,00000</text:p>
          </table:table-cell>
          <table:table-cell table:formula="oooc:= [Prozent.E37] / 100" office:value-type="float" office:value="0">
            <text:p>0,00000</text:p>
          </table:table-cell>
          <table:table-cell table:formula="oooc:= [Prozent.F37] / 100" office:value-type="float" office:value="0.0069">
            <text:p>0,00690</text:p>
          </table:table-cell>
          <table:table-cell table:formula="oooc:= [Prozent.G37] / 100" office:value-type="float" office:value="0">
            <text:p>0,00000</text:p>
          </table:table-cell>
          <table:table-cell table:formula="oooc:= [Prozent.H37] / 100" office:value-type="float" office:value="0">
            <text:p>0,00000</text:p>
          </table:table-cell>
          <table:table-cell table:number-columns-repeated="248"/>
        </table:table-row>
        <table:table-row table:style-name="ro1">
          <table:table-cell office:value-type="string">
            <text:p>ĥ</text:p>
          </table:table-cell>
          <table:table-cell table:formula="oooc:= [Prozent.B38] / 100" office:value-type="float" office:value="0">
            <text:p>0,00000</text:p>
          </table:table-cell>
          <table:table-cell table:formula="oooc:= [Prozent.C38] / 100" office:value-type="float" office:value="0">
            <text:p>0,00000</text:p>
          </table:table-cell>
          <table:table-cell table:formula="oooc:= [Prozent.D38] / 100" office:value-type="float" office:value="0">
            <text:p>0,00000</text:p>
          </table:table-cell>
          <table:table-cell table:formula="oooc:= [Prozent.E38] / 100" office:value-type="float" office:value="0">
            <text:p>0,00000</text:p>
          </table:table-cell>
          <table:table-cell table:formula="oooc:= [Prozent.F38] / 100" office:value-type="float" office:value="0.0002">
            <text:p>0,00020</text:p>
          </table:table-cell>
          <table:table-cell table:formula="oooc:= [Prozent.G38] / 100" office:value-type="float" office:value="0">
            <text:p>0,00000</text:p>
          </table:table-cell>
          <table:table-cell table:formula="oooc:= [Prozent.H38] / 100" office:value-type="float" office:value="0">
            <text:p>0,00000</text:p>
          </table:table-cell>
          <table:table-cell table:number-columns-repeated="248"/>
        </table:table-row>
        <table:table-row table:style-name="ro1">
          <table:table-cell office:value-type="string">
            <text:p>î</text:p>
          </table:table-cell>
          <table:table-cell table:formula="oooc:= [Prozent.B39] / 100" office:value-type="float" office:value="0">
            <text:p>0,00000</text:p>
          </table:table-cell>
          <table:table-cell table:formula="oooc:= [Prozent.C39] / 100" office:value-type="float" office:value="0">
            <text:p>0,00000</text:p>
          </table:table-cell>
          <table:table-cell table:formula="oooc:= [Prozent.D39] / 100" office:value-type="float" office:value="0.00045">
            <text:p>0,00045</text:p>
          </table:table-cell>
          <table:table-cell table:formula="oooc:= [Prozent.E39] / 100" office:value-type="float" office:value="0">
            <text:p>0,00000</text:p>
          </table:table-cell>
          <table:table-cell table:formula="oooc:= [Prozent.F39] / 100" office:value-type="float" office:value="0">
            <text:p>0,00000</text:p>
          </table:table-cell>
          <table:table-cell table:formula="oooc:= [Prozent.G39] / 100" office:value-type="float" office:value="0">
            <text:p>0,00000</text:p>
          </table:table-cell>
          <table:table-cell table:formula="oooc:= [Prozent.H39] / 100" office:value-type="float" office:value="0">
            <text:p>0,00000</text:p>
          </table:table-cell>
          <table:table-cell table:number-columns-repeated="248"/>
        </table:table-row>
        <table:table-row table:style-name="ro1">
          <table:table-cell office:value-type="string">
            <text:p>ì</text:p>
          </table:table-cell>
          <table:table-cell table:formula="oooc:= [Prozent.B40] / 100" office:value-type="float" office:value="0">
            <text:p>0,00000</text:p>
          </table:table-cell>
          <table:table-cell table:formula="oooc:= [Prozent.C40] / 100" office:value-type="float" office:value="0">
            <text:p>0,00000</text:p>
          </table:table-cell>
          <table:table-cell table:formula="oooc:= [Prozent.D40] / 100" office:value-type="float" office:value="0">
            <text:p>0,00000</text:p>
          </table:table-cell>
          <table:table-cell table:formula="oooc:= [Prozent.E40] / 100" office:value-type="float" office:value="0">
            <text:p>0,00000</text:p>
          </table:table-cell>
          <table:table-cell table:formula="oooc:= [Prozent.F40] / 100" office:value-type="float" office:value="0">
            <text:p>0,00000</text:p>
          </table:table-cell>
          <table:table-cell table:formula="oooc:= [Prozent.G40] / 100" office:value-type="float" office:value="0">
            <text:p>0,00000</text:p>
          </table:table-cell>
          <table:table-cell table:formula="oooc:= [Prozent.H40] / 100" office:value-type="float" office:value="0">
            <text:p>0,00000</text:p>
          </table:table-cell>
          <table:table-cell table:number-columns-repeated="248"/>
        </table:table-row>
        <table:table-row table:style-name="ro1">
          <table:table-cell office:value-type="string">
            <text:p>ï</text:p>
          </table:table-cell>
          <table:table-cell table:formula="oooc:= [Prozent.B41] / 100" office:value-type="float" office:value="0">
            <text:p>0,00000</text:p>
          </table:table-cell>
          <table:table-cell table:formula="oooc:= [Prozent.C41] / 100" office:value-type="float" office:value="0.0001">
            <text:p>0,00010</text:p>
          </table:table-cell>
          <table:table-cell table:formula="oooc:= [Prozent.D41] / 100" office:value-type="float" office:value="0.00005">
            <text:p>0,00005</text:p>
          </table:table-cell>
          <table:table-cell table:formula="oooc:= [Prozent.E41] / 100" office:value-type="float" office:value="0">
            <text:p>0,00000</text:p>
          </table:table-cell>
          <table:table-cell table:formula="oooc:= [Prozent.F41] / 100" office:value-type="float" office:value="0">
            <text:p>0,00000</text:p>
          </table:table-cell>
          <table:table-cell table:formula="oooc:= [Prozent.G41] / 100" office:value-type="float" office:value="0">
            <text:p>0,00000</text:p>
          </table:table-cell>
          <table:table-cell table:formula="oooc:= [Prozent.H41] / 100" office:value-type="float" office:value="0">
            <text:p>0,00000</text:p>
          </table:table-cell>
          <table:table-cell table:number-columns-repeated="248"/>
        </table:table-row>
        <table:table-row table:style-name="ro1">
          <table:table-cell office:value-type="string">
            <text:p>ĵ</text:p>
          </table:table-cell>
          <table:table-cell table:formula="oooc:= [Prozent.B42] / 100" office:value-type="float" office:value="0">
            <text:p>0,00000</text:p>
          </table:table-cell>
          <table:table-cell table:formula="oooc:= [Prozent.C42] / 100" office:value-type="float" office:value="0">
            <text:p>0,00000</text:p>
          </table:table-cell>
          <table:table-cell table:formula="oooc:= [Prozent.D42] / 100" office:value-type="float" office:value="0">
            <text:p>0,00000</text:p>
          </table:table-cell>
          <table:table-cell table:formula="oooc:= [Prozent.E42] / 100" office:value-type="float" office:value="0">
            <text:p>0,00000</text:p>
          </table:table-cell>
          <table:table-cell table:formula="oooc:= [Prozent.F42] / 100" office:value-type="float" office:value="0.0012">
            <text:p>0,00120</text:p>
          </table:table-cell>
          <table:table-cell table:formula="oooc:= [Prozent.G42] / 100" office:value-type="float" office:value="0">
            <text:p>0,00000</text:p>
          </table:table-cell>
          <table:table-cell table:formula="oooc:= [Prozent.H42] / 100" office:value-type="float" office:value="0">
            <text:p>0,00000</text:p>
          </table:table-cell>
          <table:table-cell table:number-columns-repeated="248"/>
        </table:table-row>
        <table:table-row table:style-name="ro1">
          <table:table-cell office:value-type="string">
            <text:p>ò</text:p>
          </table:table-cell>
          <table:table-cell table:formula="oooc:= [Prozent.B43] / 100" office:value-type="float" office:value="0">
            <text:p>0,00000</text:p>
          </table:table-cell>
          <table:table-cell table:formula="oooc:= [Prozent.C43] / 100" office:value-type="float" office:value="0">
            <text:p>0,00000</text:p>
          </table:table-cell>
          <table:table-cell table:formula="oooc:= [Prozent.D43] / 100" office:value-type="float" office:value="0">
            <text:p>0,00000</text:p>
          </table:table-cell>
          <table:table-cell table:formula="oooc:= [Prozent.E43] / 100" office:value-type="float" office:value="0">
            <text:p>0,00000</text:p>
          </table:table-cell>
          <table:table-cell table:formula="oooc:= [Prozent.F43] / 100" office:value-type="float" office:value="0">
            <text:p>0,00000</text:p>
          </table:table-cell>
          <table:table-cell table:formula="oooc:= [Prozent.G43] / 100" office:value-type="float" office:value="0">
            <text:p>0,00000</text:p>
          </table:table-cell>
          <table:table-cell table:formula="oooc:= [Prozent.H43] / 100" office:value-type="float" office:value="0">
            <text:p>0,00000</text:p>
          </table:table-cell>
          <table:table-cell table:number-columns-repeated="248"/>
        </table:table-row>
        <table:table-row table:style-name="ro1">
          <table:table-cell office:value-type="string">
            <text:p>ŝ</text:p>
          </table:table-cell>
          <table:table-cell table:formula="oooc:= [Prozent.B44] / 100" office:value-type="float" office:value="0">
            <text:p>0,00000</text:p>
          </table:table-cell>
          <table:table-cell table:formula="oooc:= [Prozent.C44] / 100" office:value-type="float" office:value="0">
            <text:p>0,00000</text:p>
          </table:table-cell>
          <table:table-cell table:formula="oooc:= [Prozent.D44] / 100" office:value-type="float" office:value="0">
            <text:p>0,00000</text:p>
          </table:table-cell>
          <table:table-cell table:formula="oooc:= [Prozent.E44] / 100" office:value-type="float" office:value="0">
            <text:p>0,00000</text:p>
          </table:table-cell>
          <table:table-cell table:formula="oooc:= [Prozent.F44] / 100" office:value-type="float" office:value="0.0038">
            <text:p>0,00380</text:p>
          </table:table-cell>
          <table:table-cell table:formula="oooc:= [Prozent.G44] / 100" office:value-type="float" office:value="0">
            <text:p>0,00000</text:p>
          </table:table-cell>
          <table:table-cell table:formula="oooc:= [Prozent.H44] / 100" office:value-type="float" office:value="0">
            <text:p>0,00000</text:p>
          </table:table-cell>
          <table:table-cell table:number-columns-repeated="248"/>
        </table:table-row>
        <table:table-row table:style-name="ro1">
          <table:table-cell office:value-type="string">
            <text:p>ù</text:p>
          </table:table-cell>
          <table:table-cell table:formula="oooc:= [Prozent.B45] / 100" office:value-type="float" office:value="0">
            <text:p>0,00000</text:p>
          </table:table-cell>
          <table:table-cell table:formula="oooc:= [Prozent.C45] / 100" office:value-type="float" office:value="0">
            <text:p>0,00000</text:p>
          </table:table-cell>
          <table:table-cell table:formula="oooc:= [Prozent.D45] / 100" office:value-type="float" office:value="0.00058">
            <text:p>0,00058</text:p>
          </table:table-cell>
          <table:table-cell table:formula="oooc:= [Prozent.E45] / 100" office:value-type="float" office:value="0">
            <text:p>0,00000</text:p>
          </table:table-cell>
          <table:table-cell table:formula="oooc:= [Prozent.F45] / 100" office:value-type="float" office:value="0">
            <text:p>0,00000</text:p>
          </table:table-cell>
          <table:table-cell table:formula="oooc:= [Prozent.G45] / 100" office:value-type="float" office:value="0">
            <text:p>0,00000</text:p>
          </table:table-cell>
          <table:table-cell table:formula="oooc:= [Prozent.H45] / 100" office:value-type="float" office:value="0">
            <text:p>0,00000</text:p>
          </table:table-cell>
          <table:table-cell table:number-columns-repeated="248"/>
        </table:table-row>
        <table:table-row table:style-name="ro1">
          <table:table-cell office:value-type="string">
            <text:p>ŭ</text:p>
          </table:table-cell>
          <table:table-cell table:formula="oooc:= [Prozent.B46] / 100" office:value-type="float" office:value="0">
            <text:p>0,00000</text:p>
          </table:table-cell>
          <table:table-cell table:formula="oooc:= [Prozent.C46] / 100" office:value-type="float" office:value="0">
            <text:p>0,00000</text:p>
          </table:table-cell>
          <table:table-cell table:formula="oooc:= [Prozent.D46] / 100" office:value-type="float" office:value="0">
            <text:p>0,00000</text:p>
          </table:table-cell>
          <table:table-cell table:formula="oooc:= [Prozent.E46] / 100" office:value-type="float" office:value="0">
            <text:p>0,00000</text:p>
          </table:table-cell>
          <table:table-cell table:formula="oooc:= [Prozent.F46] / 100" office:value-type="float" office:value="0.0052">
            <text:p>0,00520</text:p>
          </table:table-cell>
          <table:table-cell table:formula="oooc:= [Prozent.G46] / 100" office:value-type="float" office:value="0">
            <text:p>0,00000</text:p>
          </table:table-cell>
          <table:table-cell table:formula="oooc:= [Prozent.H46] / 100" office:value-type="float" office:value="0">
            <text:p>0,00000</text:p>
          </table:table-cell>
          <table:table-cell table:number-columns-repeated="248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1" office:value-type="string">
            <text:p>Summen</text:p>
          </table:table-cell>
          <table:table-cell table:style-name="ce1" table:formula="oooc:=SUM ([.B2:.B46])" office:value-type="float" office:value="1.0031">
            <text:p>1,00310</text:p>
          </table:table-cell>
          <table:table-cell table:style-name="ce1" table:formula="oooc:=SUM ([.C2:.C46])" office:value-type="float" office:value="1.00009">
            <text:p>1,00009</text:p>
          </table:table-cell>
          <table:table-cell table:style-name="ce1" table:formula="oooc:=SUM ([.D2:.D46])" office:value-type="float" office:value="0.99979">
            <text:p>0,99979</text:p>
          </table:table-cell>
          <table:table-cell table:style-name="ce1" table:formula="oooc:=SUM ([.E2:.E46])" office:value-type="float" office:value="1.0013">
            <text:p>1,00130</text:p>
          </table:table-cell>
          <table:table-cell table:style-name="ce1" table:formula="oooc:=SUM ([.F2:.F46])" office:value-type="float" office:value="1.0001">
            <text:p>1,00010</text:p>
          </table:table-cell>
          <table:table-cell table:style-name="ce1" table:formula="oooc:=SUM ([.G2:.G46])" office:value-type="float" office:value="0.9995">
            <text:p>0,99950</text:p>
          </table:table-cell>
          <table:table-cell table:style-name="ce1" table:formula="oooc:=SUM ([.H2:.H46])" office:value-type="float" office:value="0.94257">
            <text:p>0,94257</text:p>
          </table:table-cell>
          <table:table-cell table:style-name="ce1" table:number-columns-repeated="248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zent" table:style-name="ta1" table:print="false">
        <office:forms form:automatic-focus="false" form:apply-design-mode="false"/>
        <table:table-column table:style-name="co1" table:number-columns-repeated="256" table:default-cell-style-name="ce3"/>
        <table:table-row table:style-name="ro1">
          <table:table-cell office:value-type="string">
            <text:p>Buchstabe</text:p>
          </table:table-cell>
          <table:table-cell office:value-type="string">
            <text:p>Deutsch</text:p>
          </table:table-cell>
          <table:table-cell office:value-type="string">
            <text:p>Englisch</text:p>
          </table:table-cell>
          <table:table-cell office:value-type="string">
            <text:p>Französisch</text:p>
          </table:table-cell>
          <table:table-cell office:value-type="string">
            <text:p>Spanisch</text:p>
          </table:table-cell>
          <table:table-cell office:value-type="string">
            <text:p>Esperanto</text:p>
          </table:table-cell>
          <table:table-cell office:value-type="string">
            <text:p>Italienisch</text:p>
          </table:table-cell>
          <table:table-cell office:value-type="string">
            <text:p>Schwedisch</text:p>
          </table:table-cell>
          <table:table-cell table:number-columns-repeated="248"/>
        </table:table-row>
        <table:table-row table:style-name="ro1">
          <table:table-cell office:value-type="string">
            <text:p>a</text:p>
          </table:table-cell>
          <table:table-cell office:value-type="float" office:value="6.51">
            <text:p>6,51</text:p>
          </table:table-cell>
          <table:table-cell office:value-type="float" office:value="8.167">
            <text:p>8,17</text:p>
          </table:table-cell>
          <table:table-cell office:value-type="float" office:value="7.636">
            <text:p>7,64</text:p>
          </table:table-cell>
          <table:table-cell office:value-type="float" office:value="12.53">
            <text:p>12,53</text:p>
          </table:table-cell>
          <table:table-cell office:value-type="float" office:value="12.12">
            <text:p>12,12</text:p>
          </table:table-cell>
          <table:table-cell office:value-type="float" office:value="11.74">
            <text:p>11,74</text:p>
          </table:table-cell>
          <table:table-cell office:value-type="float" office:value="9.3">
            <text:p>9,3</text:p>
          </table:table-cell>
          <table:table-cell table:number-columns-repeated="248"/>
        </table:table-row>
        <table:table-row table:style-name="ro1">
          <table:table-cell office:value-type="string">
            <text:p>b</text:p>
          </table:table-cell>
          <table:table-cell office:value-type="float" office:value="1.89">
            <text:p>1,89</text:p>
          </table:table-cell>
          <table:table-cell office:value-type="float" office:value="1.492">
            <text:p>1,49</text:p>
          </table:table-cell>
          <table:table-cell office:value-type="float" office:value="0.901">
            <text:p>0,9</text:p>
          </table:table-cell>
          <table:table-cell office:value-type="float" office:value="1.42">
            <text:p>1,42</text:p>
          </table:table-cell>
          <table:table-cell office:value-type="float" office:value="0.98">
            <text:p>0,98</text:p>
          </table:table-cell>
          <table:table-cell office:value-type="float" office:value="0.92">
            <text:p>0,92</text:p>
          </table:table-cell>
          <table:table-cell office:value-type="float" office:value="1.3">
            <text:p>1,3</text:p>
          </table:table-cell>
          <table:table-cell table:number-columns-repeated="248"/>
        </table:table-row>
        <table:table-row table:style-name="ro1">
          <table:table-cell office:value-type="string">
            <text:p>c</text:p>
          </table:table-cell>
          <table:table-cell office:value-type="float" office:value="3.06">
            <text:p>3,06</text:p>
          </table:table-cell>
          <table:table-cell office:value-type="float" office:value="2.782">
            <text:p>2,78</text:p>
          </table:table-cell>
          <table:table-cell office:value-type="float" office:value="3.26">
            <text:p>3,26</text:p>
          </table:table-cell>
          <table:table-cell office:value-type="float" office:value="4.68">
            <text:p>4,68</text:p>
          </table:table-cell>
          <table:table-cell office:value-type="float" office:value="0.78">
            <text:p>0,78</text:p>
          </table:table-cell>
          <table:table-cell office:value-type="float" office:value="4.5">
            <text:p>4,5</text:p>
          </table:table-cell>
          <table:table-cell office:value-type="float" office:value="1.3">
            <text:p>1,3</text:p>
          </table:table-cell>
          <table:table-cell table:number-columns-repeated="248"/>
        </table:table-row>
        <table:table-row table:style-name="ro1">
          <table:table-cell office:value-type="string">
            <text:p>d</text:p>
          </table:table-cell>
          <table:table-cell office:value-type="float" office:value="5.08">
            <text:p>5,08</text:p>
          </table:table-cell>
          <table:table-cell office:value-type="float" office:value="4.253">
            <text:p>4,25</text:p>
          </table:table-cell>
          <table:table-cell office:value-type="float" office:value="3.669">
            <text:p>3,67</text:p>
          </table:table-cell>
          <table:table-cell office:value-type="float" office:value="5.86">
            <text:p>5,86</text:p>
          </table:table-cell>
          <table:table-cell office:value-type="float" office:value="3.04">
            <text:p>3,04</text:p>
          </table:table-cell>
          <table:table-cell office:value-type="float" office:value="3.73">
            <text:p>3,73</text:p>
          </table:table-cell>
          <table:table-cell office:value-type="float" office:value="4.5">
            <text:p>4,5</text:p>
          </table:table-cell>
          <table:table-cell table:number-columns-repeated="248"/>
        </table:table-row>
        <table:table-row table:style-name="ro1">
          <table:table-cell office:value-type="string">
            <text:p>e</text:p>
          </table:table-cell>
          <table:table-cell office:value-type="float" office:value="17.4">
            <text:p>17,4</text:p>
          </table:table-cell>
          <table:table-cell office:value-type="float" office:value="12.702">
            <text:p>12,7</text:p>
          </table:table-cell>
          <table:table-cell office:value-type="float" office:value="14.715">
            <text:p>14,72</text:p>
          </table:table-cell>
          <table:table-cell office:value-type="float" office:value="13.68">
            <text:p>13,68</text:p>
          </table:table-cell>
          <table:table-cell office:value-type="float" office:value="8.99">
            <text:p>8,99</text:p>
          </table:table-cell>
          <table:table-cell office:value-type="float" office:value="11.79">
            <text:p>11,79</text:p>
          </table:table-cell>
          <table:table-cell office:value-type="float" office:value="9.9">
            <text:p>9,9</text:p>
          </table:table-cell>
          <table:table-cell table:number-columns-repeated="248"/>
        </table:table-row>
        <table:table-row table:style-name="ro1">
          <table:table-cell office:value-type="string">
            <text:p>f</text:p>
          </table:table-cell>
          <table:table-cell office:value-type="float" office:value="1.66">
            <text:p>1,66</text:p>
          </table:table-cell>
          <table:table-cell office:value-type="float" office:value="2.228">
            <text:p>2,23</text:p>
          </table:table-cell>
          <table:table-cell office:value-type="float" office:value="1.066">
            <text:p>1,07</text:p>
          </table:table-cell>
          <table:table-cell office:value-type="float" office:value="0.69">
            <text:p>0,69</text:p>
          </table:table-cell>
          <table:table-cell office:value-type="float" office:value="1.03">
            <text:p>1,03</text:p>
          </table:table-cell>
          <table:table-cell office:value-type="float" office:value="0.95">
            <text:p>0,95</text:p>
          </table:table-cell>
          <table:table-cell office:value-type="float" office:value="2">
            <text:p>2</text:p>
          </table:table-cell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float" office:value="3.01">
            <text:p>3,01</text:p>
          </table:table-cell>
          <table:table-cell office:value-type="float" office:value="2.015">
            <text:p>2,02</text:p>
          </table:table-cell>
          <table:table-cell office:value-type="float" office:value="0.866">
            <text:p>0,87</text:p>
          </table:table-cell>
          <table:table-cell office:value-type="float" office:value="1.01">
            <text:p>1,01</text:p>
          </table:table-cell>
          <table:table-cell office:value-type="float" office:value="1.17">
            <text:p>1,17</text:p>
          </table:table-cell>
          <table:table-cell office:value-type="float" office:value="1.64">
            <text:p>1,64</text:p>
          </table:table-cell>
          <table:table-cell office:value-type="float" office:value="3.3">
            <text:p>3,3</text:p>
          </table:table-cell>
          <table:table-cell table:number-columns-repeated="248"/>
        </table:table-row>
        <table:table-row table:style-name="ro1">
          <table:table-cell office:value-type="string">
            <text:p>h</text:p>
          </table:table-cell>
          <table:table-cell office:value-type="float" office:value="4.76">
            <text:p>4,76</text:p>
          </table:table-cell>
          <table:table-cell office:value-type="float" office:value="6.094">
            <text:p>6,09</text:p>
          </table:table-cell>
          <table:table-cell office:value-type="float" office:value="0.737">
            <text:p>0,74</text:p>
          </table:table-cell>
          <table:table-cell office:value-type="float" office:value="0.7">
            <text:p>0,7</text:p>
          </table:table-cell>
          <table:table-cell office:value-type="float" office:value="0.38">
            <text:p>0,38</text:p>
          </table:table-cell>
          <table:table-cell office:value-type="float" office:value="1.54">
            <text:p>1,54</text:p>
          </table:table-cell>
          <table:table-cell office:value-type="float" office:value="2.1">
            <text:p>2,1</text:p>
          </table:table-cell>
          <table:table-cell table:number-columns-repeated="248"/>
        </table:table-row>
        <table:table-row table:style-name="ro1">
          <table:table-cell office:value-type="string">
            <text:p>i</text:p>
          </table:table-cell>
          <table:table-cell office:value-type="float" office:value="7.55">
            <text:p>7,55</text:p>
          </table:table-cell>
          <table:table-cell office:value-type="float" office:value="6.966">
            <text:p>6,97</text:p>
          </table:table-cell>
          <table:table-cell office:value-type="float" office:value="7.529">
            <text:p>7,53</text:p>
          </table:table-cell>
          <table:table-cell office:value-type="float" office:value="6.25">
            <text:p>6,25</text:p>
          </table:table-cell>
          <table:table-cell office:value-type="float" office:value="10.01">
            <text:p>10,01</text:p>
          </table:table-cell>
          <table:table-cell office:value-type="float" office:value="11.28">
            <text:p>11,28</text:p>
          </table:table-cell>
          <table:table-cell office:value-type="float" office:value="5.1">
            <text:p>5,1</text:p>
          </table:table-cell>
          <table:table-cell table:number-columns-repeated="248"/>
        </table:table-row>
        <table:table-row table:style-name="ro1">
          <table:table-cell office:value-type="string">
            <text:p>j</text:p>
          </table:table-cell>
          <table:table-cell office:value-type="float" office:value="0.27">
            <text:p>0,27</text:p>
          </table:table-cell>
          <table:table-cell office:value-type="float" office:value="0.153">
            <text:p>0,15</text:p>
          </table:table-cell>
          <table:table-cell office:value-type="float" office:value="0.545">
            <text:p>0,55</text:p>
          </table:table-cell>
          <table:table-cell office:value-type="float" office:value="0.44">
            <text:p>0,44</text:p>
          </table:table-cell>
          <table:table-cell office:value-type="float" office:value="3.5">
            <text:p>3,5</text:p>
          </table:table-cell>
          <table:table-cell office:value-type="float" office:value="0">
            <text:p>0</text:p>
          </table:table-cell>
          <table:table-cell office:value-type="float" office:value="0.7">
            <text:p>0,7</text:p>
          </table:table-cell>
          <table:table-cell table:number-columns-repeated="248"/>
        </table:table-row>
        <table:table-row table:style-name="ro1">
          <table:table-cell office:value-type="string">
            <text:p>k</text:p>
          </table:table-cell>
          <table:table-cell office:value-type="float" office:value="1.21">
            <text:p>1,21</text:p>
          </table:table-cell>
          <table:table-cell office:value-type="float" office:value="0.772">
            <text:p>0,77</text:p>
          </table:table-cell>
          <table:table-cell office:value-type="float" office:value="0.049">
            <text:p>0,05</text:p>
          </table:table-cell>
          <table:table-cell office:value-type="float" office:value="0">
            <text:p>0</text:p>
          </table:table-cell>
          <table:table-cell office:value-type="float" office:value="4.16">
            <text:p>4,16</text:p>
          </table:table-cell>
          <table:table-cell office:value-type="float" office:value="0">
            <text:p>0</text:p>
          </table:table-cell>
          <table:table-cell office:value-type="float" office:value="3.2">
            <text:p>3,2</text:p>
          </table:table-cell>
          <table:table-cell table:number-columns-repeated="248"/>
        </table:table-row>
        <table:table-row table:style-name="ro1">
          <table:table-cell office:value-type="string">
            <text:p>l</text:p>
          </table:table-cell>
          <table:table-cell office:value-type="float" office:value="3.44">
            <text:p>3,44</text:p>
          </table:table-cell>
          <table:table-cell office:value-type="float" office:value="4.025">
            <text:p>4,03</text:p>
          </table:table-cell>
          <table:table-cell office:value-type="float" office:value="5.456">
            <text:p>5,46</text:p>
          </table:table-cell>
          <table:table-cell office:value-type="float" office:value="4.97">
            <text:p>4,97</text:p>
          </table:table-cell>
          <table:table-cell office:value-type="float" office:value="6.14">
            <text:p>6,14</text:p>
          </table:table-cell>
          <table:table-cell office:value-type="float" office:value="6.51">
            <text:p>6,51</text:p>
          </table:table-cell>
          <table:table-cell office:value-type="float" office:value="5.2">
            <text:p>5,2</text:p>
          </table:table-cell>
          <table:table-cell table:number-columns-repeated="248"/>
        </table:table-row>
        <table:table-row table:style-name="ro1">
          <table:table-cell office:value-type="string">
            <text:p>m</text:p>
          </table:table-cell>
          <table:table-cell office:value-type="float" office:value="2.53">
            <text:p>2,53</text:p>
          </table:table-cell>
          <table:table-cell office:value-type="float" office:value="2.406">
            <text:p>2,41</text:p>
          </table:table-cell>
          <table:table-cell office:value-type="float" office:value="2.968">
            <text:p>2,97</text:p>
          </table:table-cell>
          <table:table-cell office:value-type="float" office:value="3.15">
            <text:p>3,15</text:p>
          </table:table-cell>
          <table:table-cell office:value-type="float" office:value="2.99">
            <text:p>2,99</text:p>
          </table:table-cell>
          <table:table-cell office:value-type="float" office:value="2.51">
            <text:p>2,51</text:p>
          </table:table-cell>
          <table:table-cell office:value-type="float" office:value="3.5">
            <text:p>3,5</text:p>
          </table:table-cell>
          <table:table-cell table:number-columns-repeated="248"/>
        </table:table-row>
        <table:table-row table:style-name="ro1">
          <table:table-cell office:value-type="string">
            <text:p>n</text:p>
          </table:table-cell>
          <table:table-cell office:value-type="float" office:value="9.78">
            <text:p>9,78</text:p>
          </table:table-cell>
          <table:table-cell office:value-type="float" office:value="6.749">
            <text:p>6,75</text:p>
          </table:table-cell>
          <table:table-cell office:value-type="float" office:value="7.095">
            <text:p>7,1</text:p>
          </table:table-cell>
          <table:table-cell office:value-type="float" office:value="6.71">
            <text:p>6,71</text:p>
          </table:table-cell>
          <table:table-cell office:value-type="float" office:value="7.96">
            <text:p>7,96</text:p>
          </table:table-cell>
          <table:table-cell office:value-type="float" office:value="6.88">
            <text:p>6,88</text:p>
          </table:table-cell>
          <table:table-cell office:value-type="float" office:value="8.8">
            <text:p>8,8</text:p>
          </table:table-cell>
          <table:table-cell table:number-columns-repeated="248"/>
        </table:table-row>
        <table:table-row table:style-name="ro1">
          <table:table-cell office:value-type="string">
            <text:p>o</text:p>
          </table:table-cell>
          <table:table-cell office:value-type="float" office:value="2.51">
            <text:p>2,51</text:p>
          </table:table-cell>
          <table:table-cell office:value-type="float" office:value="7.507">
            <text:p>7,51</text:p>
          </table:table-cell>
          <table:table-cell office:value-type="float" office:value="5.378">
            <text:p>5,38</text:p>
          </table:table-cell>
          <table:table-cell office:value-type="float" office:value="8.68">
            <text:p>8,68</text:p>
          </table:table-cell>
          <table:table-cell office:value-type="float" office:value="8.78">
            <text:p>8,78</text:p>
          </table:table-cell>
          <table:table-cell office:value-type="float" office:value="9.83">
            <text:p>9,83</text:p>
          </table:table-cell>
          <table:table-cell office:value-type="float" office:value="4.1">
            <text:p>4,1</text:p>
          </table:table-cell>
          <table:table-cell table:number-columns-repeated="248"/>
        </table:table-row>
        <table:table-row table:style-name="ro1">
          <table:table-cell office:value-type="string">
            <text:p>p</text:p>
          </table:table-cell>
          <table:table-cell office:value-type="float" office:value="0.79">
            <text:p>0,79</text:p>
          </table:table-cell>
          <table:table-cell office:value-type="float" office:value="1.929">
            <text:p>1,93</text:p>
          </table:table-cell>
          <table:table-cell office:value-type="float" office:value="3.021">
            <text:p>3,02</text:p>
          </table:table-cell>
          <table:table-cell office:value-type="float" office:value="2.51">
            <text:p>2,51</text:p>
          </table:table-cell>
          <table:table-cell office:value-type="float" office:value="2.74">
            <text:p>2,74</text:p>
          </table:table-cell>
          <table:table-cell office:value-type="float" office:value="3.05">
            <text:p>3,05</text:p>
          </table:table-cell>
          <table:table-cell office:value-type="float" office:value="1.7">
            <text:p>1,7</text:p>
          </table:table-cell>
          <table:table-cell table:number-columns-repeated="248"/>
        </table:table-row>
        <table:table-row table:style-name="ro1">
          <table:table-cell office:value-type="string">
            <text:p>q</text:p>
          </table:table-cell>
          <table:table-cell office:value-type="float" office:value="0.02">
            <text:p>0,02</text:p>
          </table:table-cell>
          <table:table-cell office:value-type="float" office:value="0.095">
            <text:p>0,1</text:p>
          </table:table-cell>
          <table:table-cell office:value-type="float" office:value="1.362">
            <text:p>1,36</text:p>
          </table:table-cell>
          <table:table-cell office:value-type="float" office:value="0.88">
            <text:p>0,88</text:p>
          </table:table-cell>
          <table:table-cell office:value-type="float" office:value="0">
            <text:p>0</text:p>
          </table:table-cell>
          <table:table-cell office:value-type="float" office:value="0.51">
            <text:p>0,51</text:p>
          </table:table-cell>
          <table:table-cell office:value-type="float" office:value="0.007">
            <text:p>0,01</text:p>
          </table:table-cell>
          <table:table-cell table:number-columns-repeated="248"/>
        </table:table-row>
        <table:table-row table:style-name="ro1"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float" office:value="5.987">
            <text:p>5,99</text:p>
          </table:table-cell>
          <table:table-cell office:value-type="float" office:value="6.553">
            <text:p>6,55</text:p>
          </table:table-cell>
          <table:table-cell office:value-type="float" office:value="6.87">
            <text:p>6,87</text:p>
          </table:table-cell>
          <table:table-cell office:value-type="float" office:value="5.91">
            <text:p>5,91</text:p>
          </table:table-cell>
          <table:table-cell office:value-type="float" office:value="6.37">
            <text:p>6,37</text:p>
          </table:table-cell>
          <table:table-cell office:value-type="float" office:value="8.3">
            <text:p>8,3</text:p>
          </table:table-cell>
          <table:table-cell table:number-columns-repeated="248"/>
        </table:table-row>
        <table:table-row table:style-name="ro1">
          <table:table-cell office:value-type="string">
            <text:p>s</text:p>
          </table:table-cell>
          <table:table-cell office:value-type="float" office:value="7.27">
            <text:p>7,27</text:p>
          </table:table-cell>
          <table:table-cell office:value-type="float" office:value="6.327">
            <text:p>6,33</text:p>
          </table:table-cell>
          <table:table-cell office:value-type="float" office:value="7.948">
            <text:p>7,95</text:p>
          </table:table-cell>
          <table:table-cell office:value-type="float" office:value="7.98">
            <text:p>7,98</text:p>
          </table:table-cell>
          <table:table-cell office:value-type="float" office:value="6.09">
            <text:p>6,09</text:p>
          </table:table-cell>
          <table:table-cell office:value-type="float" office:value="4.98">
            <text:p>4,98</text:p>
          </table:table-cell>
          <table:table-cell office:value-type="float" office:value="6.3">
            <text:p>6,3</text:p>
          </table:table-cell>
          <table:table-cell table:number-columns-repeated="248"/>
        </table:table-row>
        <table:table-row table:style-name="ro1">
          <table:table-cell office:value-type="string">
            <text:p>t</text:p>
          </table:table-cell>
          <table:table-cell office:value-type="float" office:value="6.15">
            <text:p>6,15</text:p>
          </table:table-cell>
          <table:table-cell office:value-type="float" office:value="9.056">
            <text:p>9,06</text:p>
          </table:table-cell>
          <table:table-cell office:value-type="float" office:value="7.244">
            <text:p>7,24</text:p>
          </table:table-cell>
          <table:table-cell office:value-type="float" office:value="4.63">
            <text:p>4,63</text:p>
          </table:table-cell>
          <table:table-cell office:value-type="float" office:value="5.27">
            <text:p>5,27</text:p>
          </table:table-cell>
          <table:table-cell office:value-type="float" office:value="5.62">
            <text:p>5,62</text:p>
          </table:table-cell>
          <table:table-cell office:value-type="float" office:value="8.7">
            <text:p>8,7</text:p>
          </table:table-cell>
          <table:table-cell table:number-columns-repeated="248"/>
        </table:table-row>
        <table:table-row table:style-name="ro1">
          <table:table-cell office:value-type="string">
            <text:p>u</text:p>
          </table:table-cell>
          <table:table-cell office:value-type="float" office:value="4.35">
            <text:p>4,35</text:p>
          </table:table-cell>
          <table:table-cell office:value-type="float" office:value="2.758">
            <text:p>2,76</text:p>
          </table:table-cell>
          <table:table-cell office:value-type="float" office:value="6.311">
            <text:p>6,31</text:p>
          </table:table-cell>
          <table:table-cell office:value-type="float" office:value="3.93">
            <text:p>3,93</text:p>
          </table:table-cell>
          <table:table-cell office:value-type="float" office:value="3.18">
            <text:p>3,18</text:p>
          </table:table-cell>
          <table:table-cell office:value-type="float" office:value="3.01">
            <text:p>3,01</text:p>
          </table:table-cell>
          <table:table-cell office:value-type="float" office:value="1.8">
            <text:p>1,8</text:p>
          </table:table-cell>
          <table:table-cell table:number-columns-repeated="248"/>
        </table:table-row>
        <table:table-row table:style-name="ro1">
          <table:table-cell office:value-type="string">
            <text:p>v</text:p>
          </table:table-cell>
          <table:table-cell office:value-type="float" office:value="0.67">
            <text:p>0,67</text:p>
          </table:table-cell>
          <table:table-cell office:value-type="float" office:value="0.978">
            <text:p>0,98</text:p>
          </table:table-cell>
          <table:table-cell office:value-type="float" office:value="1.628">
            <text:p>1,63</text:p>
          </table:table-cell>
          <table:table-cell office:value-type="float" office:value="0.9">
            <text:p>0,9</text:p>
          </table:table-cell>
          <table:table-cell office:value-type="float" office:value="1.9">
            <text:p>1,9</text:p>
          </table:table-cell>
          <table:table-cell office:value-type="float" office:value="2.1">
            <text:p>2,1</text:p>
          </table:table-cell>
          <table:table-cell office:value-type="float" office:value="2.4">
            <text:p>2,4</text:p>
          </table:table-cell>
          <table:table-cell table:number-columns-repeated="248"/>
        </table:table-row>
        <table:table-row table:style-name="ro1">
          <table:table-cell office:value-type="string">
            <text:p>w</text:p>
          </table:table-cell>
          <table:table-cell office:value-type="float" office:value="1.89">
            <text:p>1,89</text:p>
          </table:table-cell>
          <table:table-cell office:value-type="float" office:value="2.36">
            <text:p>2,36</text:p>
          </table:table-cell>
          <table:table-cell office:value-type="float" office:value="0.114">
            <text:p>0,11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,03</text:p>
          </table:table-cell>
          <table:table-cell table:number-columns-repeated="248"/>
        </table:table-row>
        <table:table-row table:style-name="ro1">
          <table:table-cell office:value-type="string">
            <text:p>x</text:p>
          </table:table-cell>
          <table:table-cell office:value-type="float" office:value="0.03">
            <text:p>0,03</text:p>
          </table:table-cell>
          <table:table-cell office:value-type="float" office:value="0.15">
            <text:p>0,15</text:p>
          </table:table-cell>
          <table:table-cell office:value-type="float" office:value="0.387">
            <text:p>0,39</text:p>
          </table:table-cell>
          <table:table-cell office:value-type="float" office:value="0.22">
            <text:p>0,22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,1</text:p>
          </table:table-cell>
          <table:table-cell table:number-columns-repeated="248"/>
        </table:table-row>
        <table:table-row table:style-name="ro1">
          <table:table-cell office:value-type="string">
            <text:p>y</text:p>
          </table:table-cell>
          <table:table-cell office:value-type="float" office:value="0.04">
            <text:p>0,04</text:p>
          </table:table-cell>
          <table:table-cell office:value-type="float" office:value="1.974">
            <text:p>1,97</text:p>
          </table:table-cell>
          <table:table-cell office:value-type="float" office:value="0.308">
            <text:p>0,31</text:p>
          </table:table-cell>
          <table:table-cell office:value-type="float" office:value="0.9">
            <text:p>0,9</text:p>
          </table:table-cell>
          <table:table-cell table:number-columns-repeated="2" office:value-type="float" office:value="0">
            <text:p>0</text:p>
          </table:table-cell>
          <table:table-cell office:value-type="float" office:value="0.6">
            <text:p>0,6</text:p>
          </table:table-cell>
          <table:table-cell table:number-columns-repeated="248"/>
        </table:table-row>
        <table:table-row table:style-name="ro1">
          <table:table-cell office:value-type="string">
            <text:p>z</text:p>
          </table:table-cell>
          <table:table-cell office:value-type="float" office:value="1.13">
            <text:p>1,13</text:p>
          </table:table-cell>
          <table:table-cell office:value-type="float" office:value="0.074">
            <text:p>0,07</text:p>
          </table:table-cell>
          <table:table-cell office:value-type="float" office:value="0.136">
            <text:p>0,14</text:p>
          </table:table-cell>
          <table:table-cell office:value-type="float" office:value="0.52">
            <text:p>0,52</text:p>
          </table:table-cell>
          <table:table-cell office:value-type="float" office:value="0.5">
            <text:p>0,5</text:p>
          </table:table-cell>
          <table:table-cell office:value-type="float" office:value="0.49">
            <text:p>0,49</text:p>
          </table:table-cell>
          <table:table-cell office:value-type="float" office:value="0.02">
            <text:p>0,02</text:p>
          </table:table-cell>
          <table:table-cell table:number-columns-repeated="248"/>
        </table:table-row>
        <table:table-row table:style-name="ro1">
          <table:table-cell office:value-type="string">
            <text:p>œ</text:p>
          </table:table-cell>
          <table:table-cell table:number-columns-repeated="2" office:value-type="float" office:value="0">
            <text:p>0</text:p>
          </table:table-cell>
          <table:table-cell office:value-type="float" office:value="0.018">
            <text:p>0,02</text:p>
          </table:table-cell>
          <table:table-cell table:number-columns-repeated="4" office:value-type="float" office:value="0">
            <text:p>0</text:p>
          </table:table-cell>
          <table:table-cell table:number-columns-repeated="248"/>
        </table:table-row>
        <table:table-row table:style-name="ro1">
          <table:table-cell office:value-type="string">
            <text:p>ß</text:p>
          </table:table-cell>
          <table:table-cell office:value-type="float" office:value="0.31">
            <text:p>0,31</text:p>
          </table:table-cell>
          <table:table-cell table:number-columns-repeated="6" office:value-type="float" office:value="0">
            <text:p>0</text:p>
          </table:table-cell>
          <table:table-cell table:number-columns-repeated="248"/>
        </table:table-row>
        <table:table-row table:style-name="ro1">
          <table:table-cell office:value-type="string">
            <text:p>à</text:p>
          </table:table-cell>
          <table:table-cell table:number-columns-repeated="2" office:value-type="float" office:value="0">
            <text:p>0</text:p>
          </table:table-cell>
          <table:table-cell office:value-type="float" office:value="0.486">
            <text:p>0,49</text:p>
          </table:table-cell>
          <table:table-cell table:number-columns-repeated="4" office:value-type="float" office:value="0">
            <text:p>0</text:p>
          </table:table-cell>
          <table:table-cell table:number-columns-repeated="248"/>
        </table:table-row>
        <table:table-row table:style-name="ro1">
          <table:table-cell office:value-type="string">
            <text:p>ç</text:p>
          </table:table-cell>
          <table:table-cell table:number-columns-repeated="2" office:value-type="float" office:value="0">
            <text:p>0</text:p>
          </table:table-cell>
          <table:table-cell office:value-type="float" office:value="0.085">
            <text:p>0,09</text:p>
          </table:table-cell>
          <table:table-cell table:number-columns-repeated="4" office:value-type="float" office:value="0">
            <text:p>0</text:p>
          </table:table-cell>
          <table:table-cell table:number-columns-repeated="248"/>
        </table:table-row>
        <table:table-row table:style-name="ro1">
          <table:table-cell office:value-type="string">
            <text:p>ĉ</text:p>
          </table:table-cell>
          <table:table-cell table:number-columns-repeated="4" office:value-type="float" office:value="0">
            <text:p>0</text:p>
          </table:table-cell>
          <table:table-cell office:value-type="float" office:value="0.66">
            <text:p>0,66</text:p>
          </table:table-cell>
          <table:table-cell table:number-columns-repeated="2" office:value-type="float" office:value="0">
            <text:p>0</text:p>
          </table:table-cell>
          <table:table-cell table:number-columns-repeated="248"/>
        </table:table-row>
        <table:table-row table:style-name="ro1">
          <table:table-cell office:value-type="string">
            <text:p>è</text:p>
          </table:table-cell>
          <table:table-cell table:number-columns-repeated="2" office:value-type="float" office:value="0">
            <text:p>0</text:p>
          </table:table-cell>
          <table:table-cell office:value-type="float" office:value="0.271">
            <text:p>0,27</text:p>
          </table:table-cell>
          <table:table-cell table:number-columns-repeated="4" office:value-type="float" office:value="0">
            <text:p>0</text:p>
          </table:table-cell>
          <table:table-cell table:number-columns-repeated="248"/>
        </table:table-row>
        <table:table-row table:style-name="ro1">
          <table:table-cell office:value-type="string">
            <text:p>é</text:p>
          </table:table-cell>
          <table:table-cell table:number-columns-repeated="2" office:value-type="float" office:value="0">
            <text:p>0</text:p>
          </table:table-cell>
          <table:table-cell office:value-type="float" office:value="1.904">
            <text:p>1,9</text:p>
          </table:table-cell>
          <table:table-cell table:number-columns-repeated="4" office:value-type="float" office:value="0">
            <text:p>0</text:p>
          </table:table-cell>
          <table:table-cell table:number-columns-repeated="248"/>
        </table:table-row>
        <table:table-row table:style-name="ro1">
          <table:table-cell office:value-type="string">
            <text:p>ê</text:p>
          </table:table-cell>
          <table:table-cell table:number-columns-repeated="2" office:value-type="float" office:value="0">
            <text:p>0</text:p>
          </table:table-cell>
          <table:table-cell office:value-type="float" office:value="0.225">
            <text:p>0,23</text:p>
          </table:table-cell>
          <table:table-cell table:number-columns-repeated="4" office:value-type="float" office:value="0">
            <text:p>0</text:p>
          </table:table-cell>
          <table:table-cell table:number-columns-repeated="248"/>
        </table:table-row>
        <table:table-row table:style-name="ro1">
          <table:table-cell office:value-type="string">
            <text:p>ë</text:p>
          </table:table-cell>
          <table:table-cell table:number-columns-repeated="7" office:value-type="float" office:value="0">
            <text:p>0</text:p>
          </table:table-cell>
          <table:table-cell table:number-columns-repeated="248"/>
        </table:table-row>
        <table:table-row table:style-name="ro1">
          <table:table-cell office:value-type="string">
            <text:p>ĝ</text:p>
          </table:table-cell>
          <table:table-cell table:number-columns-repeated="4" office:value-type="float" office:value="0">
            <text:p>0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">
            <text:p>0</text:p>
          </table:table-cell>
          <table:table-cell table:number-columns-repeated="248"/>
        </table:table-row>
        <table:table-row table:style-name="ro1">
          <table:table-cell office:value-type="string">
            <text:p>ĥ</text:p>
          </table:table-cell>
          <table:table-cell table:number-columns-repeated="4" office:value-type="float" office:value="0">
            <text:p>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248"/>
        </table:table-row>
        <table:table-row table:style-name="ro1">
          <table:table-cell office:value-type="string">
            <text:p>î</text:p>
          </table:table-cell>
          <table:table-cell table:number-columns-repeated="2" office:value-type="float" office:value="0">
            <text:p>0</text:p>
          </table:table-cell>
          <table:table-cell office:value-type="float" office:value="0.045">
            <text:p>0,05</text:p>
          </table:table-cell>
          <table:table-cell table:number-columns-repeated="4" office:value-type="float" office:value="0">
            <text:p>0</text:p>
          </table:table-cell>
          <table:table-cell table:number-columns-repeated="248"/>
        </table:table-row>
        <table:table-row table:style-name="ro1">
          <table:table-cell office:value-type="string">
            <text:p>ì</text:p>
          </table:table-cell>
          <table:table-cell table:number-columns-repeated="7" office:value-type="float" office:value="0">
            <text:p>0</text:p>
          </table:table-cell>
          <table:table-cell table:number-columns-repeated="248"/>
        </table:table-row>
        <table:table-row table:style-name="ro1">
          <table:table-cell office:value-type="string">
            <text:p>ï</text:p>
          </table:table-cell>
          <table:table-cell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.005">
            <text:p>0,01</text:p>
          </table:table-cell>
          <table:table-cell table:number-columns-repeated="4" office:value-type="float" office:value="0">
            <text:p>0</text:p>
          </table:table-cell>
          <table:table-cell table:number-columns-repeated="248"/>
        </table:table-row>
        <table:table-row table:style-name="ro1">
          <table:table-cell office:value-type="string">
            <text:p>ĵ</text:p>
          </table:table-cell>
          <table:table-cell table:number-columns-repeated="4" office:value-type="float" office:value="0">
            <text:p>0</text:p>
          </table:table-cell>
          <table:table-cell office:value-type="float" office:value="0.12">
            <text:p>0,12</text:p>
          </table:table-cell>
          <table:table-cell table:number-columns-repeated="2" office:value-type="float" office:value="0">
            <text:p>0</text:p>
          </table:table-cell>
          <table:table-cell table:number-columns-repeated="248"/>
        </table:table-row>
        <table:table-row table:style-name="ro1">
          <table:table-cell office:value-type="string">
            <text:p>ò</text:p>
          </table:table-cell>
          <table:table-cell table:number-columns-repeated="7" office:value-type="float" office:value="0">
            <text:p>0</text:p>
          </table:table-cell>
          <table:table-cell table:number-columns-repeated="248"/>
        </table:table-row>
        <table:table-row table:style-name="ro1">
          <table:table-cell office:value-type="string">
            <text:p>ŝ</text:p>
          </table:table-cell>
          <table:table-cell table:number-columns-repeated="4" office:value-type="float" office:value="0">
            <text:p>0</text:p>
          </table:table-cell>
          <table:table-cell office:value-type="float" office:value="0.38">
            <text:p>0,38</text:p>
          </table:table-cell>
          <table:table-cell table:number-columns-repeated="2" office:value-type="float" office:value="0">
            <text:p>0</text:p>
          </table:table-cell>
          <table:table-cell table:number-columns-repeated="248"/>
        </table:table-row>
        <table:table-row table:style-name="ro1">
          <table:table-cell office:value-type="string">
            <text:p>ù</text:p>
          </table:table-cell>
          <table:table-cell table:number-columns-repeated="2" office:value-type="float" office:value="0">
            <text:p>0</text:p>
          </table:table-cell>
          <table:table-cell office:value-type="float" office:value="0.058">
            <text:p>0,06</text:p>
          </table:table-cell>
          <table:table-cell table:number-columns-repeated="4" office:value-type="float" office:value="0">
            <text:p>0</text:p>
          </table:table-cell>
          <table:table-cell table:number-columns-repeated="248"/>
        </table:table-row>
        <table:table-row table:style-name="ro1">
          <table:table-cell office:value-type="string">
            <text:p>ŭ</text:p>
          </table:table-cell>
          <table:table-cell table:number-columns-repeated="4" office:value-type="float" office:value="0">
            <text:p>0</text:p>
          </table:table-cell>
          <table:table-cell office:value-type="float" office:value="0.52">
            <text:p>0,52</text:p>
          </table:table-cell>
          <table:table-cell table:number-columns-repeated="2" office:value-type="float" office:value="0">
            <text:p>0</text:p>
          </table:table-cell>
          <table:table-cell table:number-columns-repeated="248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/>
          <table:table-cell table:formula="oooc:=SUM ([.B2:.B46])" office:value-type="float" office:value="100.31">
            <text:p>100,31</text:p>
          </table:table-cell>
          <table:table-cell table:formula="oooc:=SUM ([.C2:.C46])" office:value-type="float" office:value="100.009">
            <text:p>100,01</text:p>
          </table:table-cell>
          <table:table-cell table:formula="oooc:=SUM ([.D2:.D46])" office:value-type="float" office:value="99.979">
            <text:p>99,98</text:p>
          </table:table-cell>
          <table:table-cell table:formula="oooc:=SUM ([.E2:.E46])" office:value-type="float" office:value="100.13">
            <text:p>100,13</text:p>
          </table:table-cell>
          <table:table-cell table:formula="oooc:=SUM ([.F2:.F46])" office:value-type="float" office:value="100.01">
            <text:p>100,01</text:p>
          </table:table-cell>
          <table:table-cell table:formula="oooc:=SUM ([.G2:.G46])" office:value-type="float" office:value="99.95">
            <text:p>99,95</text:p>
          </table:table-cell>
          <table:table-cell table:formula="oooc:=SUM ([.H2:.H46])" office:value-type="float" office:value="94.257">
            <text:p>94,26</text:p>
          </table:table-cell>
          <table:table-cell table:number-columns-repeated="248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4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2">22.11.2011</text:date>, <text:time>16:1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11-11-22T15:41:17</meta:creation-date>
    <dc:date>2011-11-22T16:07:35</dc:date>
    <meta:editing-cycles>1</meta:editing-cycles>
    <meta:editing-duration>PT10M48S</meta:editing-duration>
    <meta:user-defined meta:name="Info 1"/>
    <meta:user-defined meta:name="Info 2"/>
    <meta:user-defined meta:name="Info 3"/>
    <meta:user-defined meta:name="Info 4"/>
    <meta:document-statistic meta:table-count="2" meta:cell-count="751"/>
  </office:meta>
</office:document-meta>
</file>